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iberation Sans3" svg:font-family="'Liberation Sans'" style:font-pitch="variable" style:font-charset="x-symbol"/>
    <style:font-face style:name="Lohit Devanagari3" svg:font-family="'Lohit Devanagari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WenQuanYi Zen Hei3" svg:font-family="'WenQuanYi Zen Hei'" style:font-pitch="variable" style:font-charset="x-symbol"/>
    <style:font-face style:name="Liberation Sans2" svg:font-family="'Liberation Sans'" style:font-family-generic="roman" style:font-pitch="variable" style:font-charset="x-symbol"/>
    <style:font-face style:name="Lohit Devanagari2" svg:font-family="'Lohit Devanagari'" style:font-family-generic="system" style:font-pitch="variable" style:font-charset="x-symbol"/>
    <style:font-face style:name="WenQuanYi Zen Hei2" svg:font-family="'WenQuanYi Zen Hei'" style:font-family-generic="system" style:font-pitch="variable" style:font-charset="x-symbol"/>
    <style:font-face style:name="Bitstream Vera Sans2" svg:font-family="'Bitstream Vera Sans', Arial" style:font-family-generic="swiss"/>
    <style:font-face style:name="Cantarell" svg:font-family="Cantarell" style:font-pitch="variable"/>
    <style:font-face style:name="HG Mincho Light J1" svg:font-family="'HG Mincho Light J', msmincho" style:font-pitch="variable"/>
    <style:font-face style:name="Liberation Sans4" svg:font-family="'Liberation Sans'" style:font-pitch="variable"/>
    <style:font-face style:name="PakType Naqsh" svg:font-family="'PakType Naqsh'" style:font-pitch="variable"/>
    <style:font-face style:name="TeXGyreAdventor" svg:font-family="TeXGyreAdventor" style:font-pitch="variable"/>
    <style:font-face style:name="Albany" svg:font-family="Albany, Arial" style:font-family-generic="roman" style:font-pitch="variable"/>
    <style:font-face style:name="Bitstream Vera Sans" svg:font-family="'Bitstream Vera Sans', 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1" svg:font-family="Albany, Arial" style:font-family-generic="swiss" style:font-pitch="variable"/>
    <style:font-face style:name="Bitstream Vera Sans1" svg:font-family="'Bitstream Vera Sans', 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Albany2" svg:font-family="Albany, Arial" style:font-family-generic="system" style:font-pitch="variable"/>
    <style:font-face style:name="Bitstream Vera Sans3" svg:font-family="'Bitstream Vera Sans', 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7cm" fo:min-width="0.141cm"/>
    </style:style>
    <style:style style:name="gr2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3" style:family="graphic" style:parent-style-name="standard">
      <style:graphic-properties draw:stroke="solid" svg:stroke-width="0.035cm" svg:stroke-color="#0000ff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ff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ff00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gr12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2cm" fo:min-width="0.141cm"/>
    </style:style>
    <style:style style:name="gr14" style:family="graphic" style:parent-style-name="standard">
      <style:graphic-properties draw:stroke="none" svg:stroke-width="0.035cm" svg:stroke-color="#808080" draw:fill="solid" draw:fill-color="#cccccc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80808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.141cm"/>
    </style:style>
    <style:style style:name="gr18" style:family="graphic" style:parent-style-name="standard">
      <style:graphic-properties svg:stroke-width="0.035cm" svg:stroke-color="#666666" draw:marker-start-width="0.252cm" draw:marker-end="Arrow" draw:marker-end-width="0.352cm" draw:fill="solid" draw:fill-color="#4c4c4c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808080" draw:fill="none" draw:fill-color="#eb613d" fo:min-height="2.899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1.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cm" fo:min-width="0.1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8cm" fo:min-width="0.141cm"/>
    </style:style>
    <style:style style:name="gr23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svg:stroke-width="0.03cm" svg:stroke-color="#666666" draw:marker-start-width="0.245cm" draw:marker-end="Arrow" draw:marker-end-width="0.345cm" draw:fill="solid" draw:fill-color="#4c4c4c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solid" draw:stroke-dash="Dashed_20__28_var_29__20_1" svg:stroke-width="0.035cm" svg:stroke-color="#ffff00" draw:marker-start-width="0.252cm" draw:marker-end-width="0.252cm" draw:stroke-linejoin="none" draw:fill="none" draw:fill-color="#000000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808080" draw:marker-start-width="0.199cm" draw:marker-end-width="0.199cm" draw:stroke-linejoin="miter" draw:fill="none" fo:padding-top="0.141cm" fo:padding-bottom="0.141cm" fo:padding-left="0.266cm" fo:padding-right="0.2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7cm" fo:min-width="0.141cm"/>
    </style:style>
    <style:style style:name="gr29" style:family="graphic" style:parent-style-name="standard">
      <style:graphic-properties draw:stroke="solid" svg:stroke-width="0.035cm" svg:stroke-color="#000000" draw:marker-start-width="0.199cm" draw:marker-end-width="0.199cm" draw:stroke-linejoin="miter" draw:fill="none" fo:padding-top="0.141cm" fo:padding-bottom="0.141cm" fo:padding-left="0.266cm" fo:padding-right="0.266cm"/>
    </style:style>
    <style:style style:name="gr30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fo:min-height="2.148cm"/>
    </style:style>
    <style:style style:name="gr32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3" style:family="graphic" style:parent-style-name="standard">
      <style:graphic-properties draw:stroke="solid" draw:stroke-dash="Dashed_20__28_var_29__20_1" svg:stroke-width="0.035cm" svg:stroke-color="#808080" draw:marker-start-width="0.252cm" draw:marker-end-width="0.252cm" draw:stroke-linejoin="none" draw:fill="none" draw:fill-color="#000000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7cm" svg:stroke-color="#ff0000" draw:marker-start-width="0.253cm" draw:marker-end-width="0.253cm" draw:stroke-linejoin="miter" draw:fill="none" fo:padding-top="0.16cm" fo:padding-bottom="0.16cm" fo:padding-left="0.285cm" fo:padding-right="0.285cm"/>
    </style:style>
    <style:style style:name="gr35" style:family="graphic" style:parent-style-name="standard">
      <style:graphic-properties draw:stroke="solid" draw:stroke-dash="Dashed_20__28_var_29__20_1" svg:stroke-width="0cm" svg:stroke-color="#ffff00" draw:stroke-linejoin="none" draw:fill="none" draw:fill-color="#000000" draw:textarea-horizontal-align="center" draw:textarea-vertical-align="middle"/>
    </style:style>
    <style:style style:name="gr36" style:family="graphic" style:parent-style-name="standard">
      <style:graphic-properties draw:stroke="solid" svg:stroke-width="0.035cm" svg:stroke-color="#808080" draw:stroke-linejoin="miter" draw:fill="non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.141cm"/>
    </style:style>
    <style:style style:name="gr38" style:family="graphic" style:parent-style-name="Standard_5f_1">
      <style:graphic-properties draw:stroke="solid" draw:stroke-dash="Dashed_20__28_var_29__20_1" svg:stroke-width="0cm" svg:stroke-color="#ffff00" draw:stroke-linejoin="none" draw:fill="none" draw:fill-color="#000000" draw:textarea-horizontal-align="center" draw:textarea-vertical-align="middle"/>
    </style:style>
    <style:style style:name="gr39" style:family="graphic" style:parent-style-name="Standard_5f_1">
      <style:graphic-properties draw:stroke="solid" svg:stroke-width="0.035cm" svg:stroke-color="#808080" draw:stroke-linejoin="miter" draw:fill="none" fo:padding-top="0.142cm" fo:padding-bottom="0.142cm" fo:padding-left="0.267cm" fo:padding-right="0.267cm"/>
    </style:style>
    <style:style style:name="gr40" style:family="graphic" style:parent-style-name="Standard_5f_1">
      <style:graphic-properties draw:stroke="solid" svg:stroke-width="0.07cm" svg:stroke-color="#ff0000" draw:marker-start-width="0.253cm" draw:marker-end-width="0.253cm" draw:stroke-linejoin="miter" draw:fill="none" fo:padding-top="0.16cm" fo:padding-bottom="0.16cm" fo:padding-left="0.285cm" fo:padding-right="0.285cm"/>
    </style:style>
    <style:style style:name="gr41" style:family="graphic" style:parent-style-name="Standard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2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0.946cm" fo:min-width="0.141cm"/>
    </style:style>
    <style:style style:name="gr43" style:family="graphic" style:parent-style-name="standard">
      <style:graphic-properties draw:stroke="solid" svg:stroke-width="0.07cm" svg:stroke-color="#0000ff" draw:marker-start-width="0.253cm" draw:marker-end-width="0.253cm" draw:stroke-linejoin="miter" draw:fill="none" fo:padding-top="0.16cm" fo:padding-bottom="0.16cm" fo:padding-left="0.285cm" fo:padding-right="0.285cm"/>
    </style:style>
    <style:style style:name="gr44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45" style:family="graphic" style:parent-style-name="standard">
      <style:graphic-properties draw:stroke="none" draw:fill="none" fo:min-height="2.604cm"/>
    </style:style>
    <style:style style:name="gr46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2cm" fo:min-width="0.14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43cm" fo:min-width="0.14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1cm" fo:min-width="0.141cm"/>
    </style:style>
    <style:style style:name="gr50" style:family="graphic" style:parent-style-name="standard">
      <style:graphic-properties draw:stroke="solid" svg:stroke-width="0cm" svg:stroke-color="#000000" draw:marker-start-width="0.148cm" draw:marker-end-width="0.148cm" draw:stroke-linejoin="miter" draw:fill="none" fo:padding-top="0.125cm" fo:padding-bottom="0.125cm" fo:padding-left="0.25cm" fo:padding-right="0.25cm"/>
    </style:style>
    <style:style style:name="gr51" style:family="graphic" style:parent-style-name="standard">
      <style:graphic-properties svg:stroke-width="0.05cm" svg:stroke-color="#00ff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solid" svg:stroke-width="0.07cm" svg:stroke-color="#ffff00" draw:marker-start-width="0.253cm" draw:marker-end-width="0.253cm" draw:stroke-linejoin="miter" draw:fill="none" fo:padding-top="0.16cm" fo:padding-bottom="0.16cm" fo:padding-left="0.285cm" fo:padding-right="0.28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9cm" fo:min-width="0.141cm"/>
    </style:style>
    <style:style style:name="gr54" style:family="graphic" style:parent-style-name="standard">
      <style:graphic-properties draw:stroke="solid" svg:stroke-width="0.07cm" svg:stroke-color="#00ff00" draw:marker-start-width="0.253cm" draw:marker-end-width="0.253cm" draw:stroke-linejoin="miter" draw:fill="none" fo:padding-top="0.16cm" fo:padding-bottom="0.16cm" fo:padding-left="0.285cm" fo:padding-right="0.28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69cm" fo:min-width="0.141cm"/>
    </style:style>
    <style:style style:name="gr56" style:family="graphic" style:parent-style-name="standard">
      <style:graphic-properties draw:stroke="solid" svg:stroke-width="0.035cm" svg:stroke-color="#ff00ff" draw:stroke-linejoin="miter" draw:fill="none" fo:padding-top="0.142cm" fo:padding-bottom="0.142cm" fo:padding-left="0.267cm" fo:padding-right="0.267cm"/>
    </style:style>
    <style:style style:name="gr57" style:family="graphic" style:parent-style-name="standard">
      <style:graphic-properties draw:stroke="dash" draw:stroke-dash="Fine_20_Dashed" svg:stroke-width="0.035cm" svg:stroke-color="#0000ff" draw:stroke-linejoin="miter" draw:fill="none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808080" draw:textarea-horizontal-align="center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808080" draw:fill="solid" draw:fill-color="#eb613d" draw:textarea-horizontal-align="center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cm" fo:min-width="0.141cm"/>
    </style:style>
    <style:style style:name="gr61" style:family="graphic" style:parent-style-name="standard">
      <style:graphic-properties draw:stroke="none" draw:fill="none" fo:min-height="1.478cm"/>
    </style:style>
    <style:style style:name="P1" style:family="paragraph">
      <style:text-properties style:font-name="Cantarell"/>
    </style:style>
    <style:style style:name="P2" style:family="paragraph">
      <loext:graphic-properties draw:fill="none" draw:fill-color="#ffffff"/>
      <style:text-properties style:font-name="Cantarell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="solid" draw:fill-color="#333333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996633" draw:opacity="75%"/>
      <style:paragraph-properties fo:text-align="center"/>
    </style:style>
    <style:style style:name="P6" style:family="paragraph">
      <loext:graphic-properties draw:fill="solid" draw:fill-color="#ffcc9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c6633" draw:opacity="50%"/>
      <style:paragraph-properties fo:text-align="center"/>
    </style:style>
    <style:style style:name="P9" style:family="paragraph">
      <loext:graphic-properties draw:fill="solid" draw:fill-color="#996633" draw:opacity="80%"/>
      <style:paragraph-properties fo:text-align="center"/>
    </style:style>
    <style:style style:name="P10" style:family="paragraph">
      <loext:graphic-properties draw:fill="solid" draw:fill-color="#ffcc99" draw:opacity="50%"/>
      <style:paragraph-properties fo:text-align="center"/>
    </style:style>
    <style:style style:name="P11" style:family="paragraph">
      <loext:graphic-properties draw:fill="none" draw:fill-color="#ffffff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Liberation Sans1" fo:font-size="19pt" fo:font-weight="normal" style:font-size-asian="40pt" style:font-weight-asian="normal" style:font-size-complex="40pt" style:font-weight-complex="normal"/>
    </style:style>
    <style:style style:name="P15" style:family="paragraph">
      <loext:graphic-properties draw:fill="solid" draw:fill-color="#4c4c4c"/>
      <style:paragraph-properties fo:text-align="center"/>
      <style:text-properties style:font-name="OpenSymbol"/>
    </style:style>
    <style:style style:name="P16" style:family="paragraph">
      <loext:graphic-properties draw:fill="none" draw:fill-color="#eb613d"/>
      <style:text-properties style:font-name="Cantarell"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="none"/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P18" style:family="paragraph">
      <loext:graphic-properties draw:fill="none" draw:fill-color="#ffffff"/>
      <style:text-properties style:font-name="Cantarell" fo:font-size="54pt" fo:font-weight="normal" style:font-size-asian="54pt" style:font-weight-asian="normal" style:font-size-complex="54pt" style:font-weight-complex="normal"/>
    </style:style>
    <style:style style:name="P19" style:family="paragraph">
      <loext:graphic-properties draw:fill="none" draw:fill-color="#ffffff"/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P20" style:family="paragraph">
      <loext:graphic-properties draw:fill="none" draw:fill-color="#ffffff"/>
      <style:text-properties style:font-name="PakType Naqsh" fo:font-size="54pt" fo:font-weight="normal" style:font-size-asian="54pt" style:font-weight-asian="normal" style:font-size-complex="54pt" style:font-weight-complex="normal"/>
    </style:style>
    <style:style style:name="P21" style:family="paragraph">
      <loext:graphic-properties draw:fill="solid" draw:fill-color="#ff6633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000000"/>
      <style:paragraph-properties fo:text-align="center"/>
    </style:style>
    <style:style style:name="P24" style:family="paragraph">
      <loext:graphic-properties draw:fill="none" draw:fill-color="#ffffff"/>
      <style:text-properties style:font-name="Cantarell" fo:font-size="19pt" fo:font-weight="normal" style:font-size-asian="40pt" style:font-weight-asian="normal" style:font-size-complex="40pt" style:font-weight-complex="normal"/>
    </style:style>
    <style:style style:name="P25" style:family="paragraph">
      <loext:graphic-properties draw:fill="none"/>
      <style:text-properties style:font-name="TeXGyreAdventor" fo:font-size="48pt" fo:font-weight="normal" style:font-size-asian="48pt" style:font-weight-asian="normal" style:font-size-complex="48pt" style:font-weight-complex="normal"/>
    </style:style>
    <style:style style:name="P26" style:family="paragraph">
      <style:text-properties style:font-name="Cantarell" fo:font-size="28pt" style:font-size-asian="28pt" style:font-size-complex="28pt"/>
    </style:style>
    <style:style style:name="P27" style:family="paragraph">
      <loext:graphic-properties draw:fill="none" draw:fill-color="#ffffff"/>
      <style:text-properties style:font-name="Cantarell" fo:font-size="28pt" fo:font-weight="normal" style:font-size-asian="28pt" style:font-weight-asian="normal" style:font-size-complex="28pt" style:font-weight-complex="normal"/>
    </style:style>
    <style:style style:name="P28" style:family="paragraph">
      <loext:graphic-properties draw:fill="none"/>
      <style:text-properties style:font-name="TeXGyreAdventor" fo:font-size="54pt" fo:font-weight="normal" style:font-size-asian="54pt" style:font-weight-asian="normal" style:font-size-complex="54pt" style:font-weight-complex="normal"/>
    </style:style>
    <style:style style:name="P29" style:family="paragraph">
      <loext:graphic-properties draw:fill="none" draw:fill-color="#ffffff"/>
      <style:text-properties style:font-name="TeXGyreAdventor" fo:font-size="32pt" fo:font-weight="normal" style:font-size-asian="32pt" style:font-weight-asian="normal" style:font-size-complex="32pt" style:font-weight-complex="normal"/>
    </style:style>
    <style:style style:name="P30" style:family="paragraph">
      <loext:graphic-properties draw:fill="solid" draw:fill-color="#eb613d"/>
      <style:paragraph-properties fo:text-align="center"/>
    </style:style>
    <style:style style:name="P31" style:family="paragraph">
      <loext:graphic-properties draw:fill="none" draw:fill-color="#ffffff"/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style:font-name="Cantarell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Cantarell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Cantarell" fo:font-size="8pt" fo:language="en" fo:country="US" fo:font-weight="normal" style:font-name-asian="Bitstream Vera Sans2" style:font-size-asian="8pt" style:language-asian="en" style:country-asian="US" style:font-weight-asian="normal" style:font-name-complex="Bitstream Vera Sans2" style:font-size-complex="8pt" style:font-weight-complex="normal"/>
    </style:style>
    <style:style style:name="T4" style:family="text">
      <style:text-properties style:font-name="Cantarell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T7" style:family="text">
      <style:text-properties style:font-name="Standard Symbols L2" fo:font-size="54pt" fo:font-weight="normal" style:font-name-asian="Standard Symbols L2" style:font-size-asian="54pt" style:font-weight-asian="normal" style:font-name-complex="Standard Symbols L2" style:font-size-complex="54pt" style:font-weight-complex="normal"/>
    </style:style>
    <style:style style:name="T8" style:family="text">
      <style:text-properties style:font-name="TeXGyreAdventor" fo:font-size="48pt" fo:font-weight="normal" style:font-size-asian="48pt" style:font-weight-asian="normal" style:font-size-complex="48pt" style:font-weight-complex="normal"/>
    </style:style>
    <style:style style:name="T9" style:family="text">
      <style:text-properties style:font-name="Cantarell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TeXGyreAdventor" fo:font-size="54pt" fo:font-weight="normal" style:font-size-asian="54pt" style:font-weight-asian="normal" style:font-size-complex="54pt" style:font-weight-complex="normal"/>
    </style:style>
    <style:style style:name="T11" style:family="text">
      <style:text-properties style:font-name="TeXGyreAdventor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Standard Symbols L2" fo:font-size="32pt" fo:font-weight="normal" style:font-name-asian="Standard Symbols L2" style:font-size-asian="32pt" style:font-weight-asian="normal" style:font-name-complex="Standard Symbols L2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115cm" svg:height="4.053cm" svg:x="2.152cm" svg:y="3.692cm">
          <draw:text-box>
            <text:p text:style-name="P1"><text:span text:style-name="T1">Gerade Pyramide mit quadratischer Grundfläche</text:span></text:p>
          </draw:text-box>
        </draw:frame>
      </draw:page>
      <draw:page draw:name="page2" draw:style-name="dp1" draw:master-page-name="Default">
        <draw:polygon draw:style-name="gr2" draw:text-style-name="P3" draw:layer="layout" svg:width="12.569cm" svg:height="2.616cm" svg:x="0.389cm" svg:y="6.917cm" svg:viewBox="0 0 12570 2617" draw:points="6114,2617 0,0 9425,92 12570,1606">
          <text:p/>
        </draw:polygon>
        <draw:polyline draw:style-name="gr3" draw:text-style-name="P4" draw:layer="layout" svg:width="0cm" svg:height="0cm" svg:x="8.13cm" svg:y="8.095cm" svg:viewBox="0 0 0 0" draw:points="0,0">
          <text:p/>
        </draw:polyline>
        <draw:polyline draw:style-name="gr4" draw:text-style-name="P4" draw:layer="layout" svg:width="0cm" svg:height="0cm" svg:x="8.13cm" svg:y="11.071cm" svg:viewBox="0 0 0 0" draw:points="0,0">
          <text:p/>
        </draw:polyline>
        <draw:polyline draw:style-name="gr5" draw:text-style-name="P4" draw:layer="layout" svg:width="0cm" svg:height="0cm" svg:x="11.896cm" svg:y="7.008cm" svg:viewBox="0 0 0 0" draw:points="0,0">
          <text:p/>
        </draw:polyline>
        <draw:polygon draw:style-name="gr6" draw:text-style-name="P4" draw:layer="layout" svg:width="0cm" svg:height="0cm" svg:x="9.583cm" svg:y="6.903cm" svg:viewBox="0 0 0 0" draw:points="0,0">
          <text:p/>
        </draw:polygon>
        <draw:polygon draw:style-name="gr7" draw:text-style-name="P5" draw:layer="layout" svg:width="5.314cm" svg:height="5.543cm" svg:x="4.514cm" svg:y="2.07cm" svg:viewBox="0 0 5315 5544" draw:points="5315,4940 0,5544 3957,0">
          <text:p/>
        </draw:polygon>
        <draw:polygon draw:style-name="gr8" draw:text-style-name="P6" draw:layer="layout" svg:width="8.444cm" svg:height="2.524cm" svg:x="4.514cm" svg:y="7.009cm" svg:viewBox="0 0 8445 2525" draw:points="0,604 1987,2525 8445,1507 5315,0">
          <text:p/>
        </draw:polygon>
        <draw:line draw:style-name="gr9" draw:text-style-name="P7" draw:layer="layout" svg:x1="4.514cm" svg:y1="7.614cm" svg:x2="12.959cm" svg:y2="8.523cm">
          <text:p/>
        </draw:line>
        <draw:polygon draw:style-name="gr10" draw:text-style-name="P8" draw:layer="layout" svg:width="3.956cm" svg:height="7.463cm" svg:x="4.514cm" svg:y="2.07cm" svg:viewBox="0 0 3957 7464" draw:points="1989,7464 0,5544 3957,0">
          <text:p/>
        </draw:polygon>
        <draw:polygon draw:style-name="gr11" draw:text-style-name="P9" draw:layer="layout" svg:width="4.487cm" svg:height="6.451cm" svg:x="8.47cm" svg:y="2.07cm" svg:viewBox="0 0 4488 6452" draw:points="4488,6452 1343,4940 0,0">
          <text:p/>
        </draw:polygon>
        <draw:polygon draw:style-name="gr12" draw:text-style-name="P10" draw:layer="layout" svg:width="6.455cm" svg:height="7.463cm" svg:x="6.503cm" svg:y="2.07cm" svg:viewBox="0 0 6456 7464" draw:points="6456,6452 0,7464 1968,0">
          <text:p/>
        </draw:polygon>
        <draw:line draw:style-name="gr9" draw:text-style-name="P7" draw:layer="layout" svg:x1="8.47cm" svg:y1="8.036cm" svg:x2="8.47cm" svg:y2="2.07cm">
          <text:p/>
        </draw:line>
        <draw:line draw:style-name="gr9" draw:text-style-name="P7" draw:layer="layout" svg:x1="6.503cm" svg:y1="9.534cm" svg:x2="9.814cm" svg:y2="7.009cm">
          <text:p/>
        </draw:line>
        <draw:frame draw:style-name="gr13" draw:text-style-name="P11" draw:layer="layout" svg:width="4.088cm" svg:height="2.332cm" svg:x="15.562cm" svg:y="8.419cm">
          <draw:text-box>
            <text:p text:style-name="P1"><text:span text:style-name="T2">Gezeichnet mit:</text:span></text:p>
            <text:p text:style-name="P1"><text:span text:style-name="T2">QCad 2.0.5.0</text:span></text:p>
            <text:p text:style-name="P1"><text:span text:style-name="T2">Inkscape 0.48.0</text:span></text:p>
            <text:p text:style-name="P1"><text:span text:style-name="T3">Libreoffice 4.4.3 Draw</text:span></text:p>
          </draw:text-box>
        </draw:frame>
      </draw:page>
      <draw:page draw:name="page3" draw:style-name="dp1" draw:master-page-name="Default">
        <draw:rect draw:style-name="gr14" draw:text-style-name="P12" xml:id="id1" draw:id="id1" draw:layer="layout" svg:width="2.859cm" svg:height="0.859cm" svg:x="10.37cm" svg:y="1.295cm">
          <text:p/>
        </draw:rect>
        <draw:connector draw:style-name="gr15" draw:text-style-name="P7" draw:layer="layout" draw:type="curve" svg:x1="11.799cm" svg:y1="2.154cm" svg:x2="6.819cm" svg:y2="4.379cm" draw:start-shape="id1" draw:start-glue-point="2" draw:end-shape="id2" draw:end-glue-point="1" svg:d="M11799 2154c0 1484-1660 2225-4980 2225" svg:viewBox="0 0 4981 2226">
          <text:p/>
        </draw:connector>
        <draw:ellipse draw:style-name="gr16" draw:text-style-name="P13" xml:id="id2" draw:id="id2" draw:layer="layout" svg:width="0.657cm" svg:height="0.431cm" svg:x="6.162cm" svg:y="4.164cm">
          <text:p/>
        </draw:ellipse>
        <draw:rect draw:style-name="gr14" draw:text-style-name="P12" draw:layer="layout" svg:width="2.506cm" svg:height="0.985cm" svg:x="16.999cm" svg:y="6.755cm">
          <text:p/>
        </draw:rect>
        <draw:rect draw:style-name="gr14" draw:text-style-name="P12" draw:layer="layout" svg:width="4.841cm" svg:height="1.294cm" svg:x="8.077cm" svg:y="7.768cm">
          <text:p/>
        </draw:rect>
        <draw:frame draw:style-name="gr17" draw:text-style-name="P14" draw:layer="layout" svg:width="17.801cm" svg:height="2.537cm" svg:x="1.211cm" svg:y="0.992cm">
          <draw:text-box>
            <text:p><text:span text:style-name="T4">Gesucht wir der Winkel Omega an den Seiten der Pyramide!</text:span><text:span text:style-name="T5"> </text:span></text:p>
          </draw:text-box>
        </draw:frame>
        <draw:line draw:style-name="gr18" draw:text-style-name="P15" draw:layer="layout" svg:x1="17.672cm" svg:y1="6.19cm" svg:x2="16.099cm" svg:y2="4.493cm">
          <text:p/>
        </draw:line>
        <draw:line draw:style-name="gr18" draw:text-style-name="P15" draw:layer="layout" svg:x1="10.554cm" svg:y1="9.062cm" svg:x2="13.982cm" svg:y2="10.047cm">
          <text:p/>
        </draw:line>
        <draw:frame draw:style-name="gr19" draw:text-style-name="P16" draw:layer="layout" svg:width="20.584cm" svg:height="3.714cm" svg:x="1.252cm" svg:y="6.513cm">
          <draw:text-box>
            <text:p text:style-name="P1"><text:span text:style-name="T4">Zur zeichnerischen Ermittlung werden die Höhe der Pyramide und die Kantenlänge der Grundfläche benötigt.</text:span></text:p>
          </draw:text-box>
        </draw:frame>
        <draw:frame draw:style-name="gr20" draw:text-style-name="P17" draw:layer="layout" svg:width="1.624cm" svg:height="2.533cm" svg:x="13.982cm" svg:y="8.654cm">
          <draw:text-box>
            <text:p text:style-name="P1"><text:span text:style-name="T6">a</text:span></text:p>
          </draw:text-box>
        </draw:frame>
        <draw:frame draw:style-name="gr21" draw:text-style-name="P18" draw:layer="layout" svg:width="2.697cm" svg:height="4.67cm" svg:x="4.478cm" svg:y="2.976cm">
          <draw:text-box>
            <text:p text:style-name="P1"><text:span text:style-name="T7">w</text:span></text:p>
          </draw:text-box>
        </draw:frame>
        <draw:frame draw:style-name="gr22" draw:text-style-name="P19" draw:layer="layout" svg:width="2.405cm" svg:height="2.533cm" svg:x="14.852cm" svg:y="2.611cm">
          <draw:text-box>
            <text:p text:style-name="P1"><text:span text:style-name="T6">h</text:span></text:p>
          </draw:text-box>
        </draw:frame>
      </draw:page>
      <draw:page draw:name="page4" draw:style-name="dp1" draw:master-page-name="Default">
        <draw:polygon draw:style-name="gr2" draw:text-style-name="P3" draw:layer="layout" svg:width="12.569cm" svg:height="2.616cm" svg:x="2.089cm" svg:y="6.817cm" svg:viewBox="0 0 12570 2617" draw:points="6114,2617 0,0 9425,92 12570,1606">
          <text:p/>
        </draw:polygon>
        <draw:polyline draw:style-name="gr3" draw:text-style-name="P4" draw:layer="layout" svg:width="0cm" svg:height="0cm" svg:x="8.13cm" svg:y="8.095cm" svg:viewBox="0 0 0 0" draw:points="0,0">
          <text:p/>
        </draw:polyline>
        <draw:polyline draw:style-name="gr4" draw:text-style-name="P4" draw:layer="layout" svg:width="0cm" svg:height="0cm" svg:x="8.13cm" svg:y="11.071cm" svg:viewBox="0 0 0 0" draw:points="0,0">
          <text:p/>
        </draw:polyline>
        <draw:polyline draw:style-name="gr5" draw:text-style-name="P4" draw:layer="layout" svg:width="0cm" svg:height="0cm" svg:x="11.896cm" svg:y="7.008cm" svg:viewBox="0 0 0 0" draw:points="0,0">
          <text:p/>
        </draw:polyline>
        <draw:frame draw:style-name="gr21" draw:text-style-name="P20" draw:layer="layout" svg:width="2.697cm" svg:height="4.67cm" svg:x="4.477cm" svg:y="2.976cm">
          <draw:text-box>
            <text:p><text:span text:style-name="T7">w</text:span></text:p>
          </draw:text-box>
        </draw:frame>
        <draw:polygon draw:style-name="gr6" draw:text-style-name="P4" draw:layer="layout" svg:width="0cm" svg:height="0cm" svg:x="11.283cm" svg:y="6.803cm" svg:viewBox="0 0 0 0" draw:points="0,0">
          <text:p/>
        </draw:polygon>
        <draw:polygon draw:style-name="gr7" draw:text-style-name="P5" draw:layer="layout" svg:width="5.314cm" svg:height="5.543cm" svg:x="6.214cm" svg:y="1.97cm" svg:viewBox="0 0 5315 5544" draw:points="5315,4940 0,5544 3957,0">
          <text:p/>
        </draw:polygon>
        <draw:polygon draw:style-name="gr8" draw:text-style-name="P6" draw:layer="layout" svg:width="8.444cm" svg:height="2.524cm" svg:x="6.214cm" svg:y="6.909cm" svg:viewBox="0 0 8445 2525" draw:points="0,604 1987,2525 8445,1507 5315,0">
          <text:p/>
        </draw:polygon>
        <draw:line draw:style-name="gr9" draw:text-style-name="P7" draw:layer="layout" svg:x1="6.214cm" svg:y1="7.514cm" svg:x2="14.659cm" svg:y2="8.423cm">
          <text:p/>
        </draw:line>
        <draw:polygon draw:style-name="gr23" draw:text-style-name="P21" draw:layer="layout" svg:width="2.769cm" svg:height="3.584cm" svg:x="7.4cm" svg:y="5.85cm" svg:viewBox="0 0 2770 3585" draw:points="802,3585 0,0 2770,2089">
          <text:p/>
        </draw:polygon>
        <draw:polygon draw:style-name="gr24" draw:text-style-name="P22" draw:layer="layout" svg:width="3.673cm" svg:height="3.799cm" draw:transform="skewX (0.00139626340159551) rotate (1.79262767472338) translate (8.20216113805357cm 9.43364559694343cm)" svg:viewBox="0 0 3674 3800" draw:points="3674,7 1737,3800 0,0">
          <text:p/>
        </draw:polygon>
        <draw:polygon draw:style-name="gr10" draw:text-style-name="P8" draw:layer="layout" svg:width="3.956cm" svg:height="7.463cm" svg:x="6.214cm" svg:y="1.97cm" svg:viewBox="0 0 3957 7464" draw:points="1989,7464 0,5544 3957,0">
          <text:p/>
        </draw:polygon>
        <draw:polygon draw:style-name="gr11" draw:text-style-name="P9" draw:layer="layout" svg:width="4.487cm" svg:height="6.451cm" svg:x="10.17cm" svg:y="1.97cm" svg:viewBox="0 0 4488 6452" draw:points="4488,6452 1343,4940 0,0">
          <text:p/>
        </draw:polygon>
        <draw:polygon draw:style-name="gr12" draw:text-style-name="P10" draw:layer="layout" svg:width="6.455cm" svg:height="7.463cm" svg:x="8.203cm" svg:y="1.97cm" svg:viewBox="0 0 6456 7464" draw:points="6456,6452 0,7464 1968,0">
          <text:p/>
        </draw:polygon>
        <draw:line draw:style-name="gr9" draw:text-style-name="P7" draw:layer="layout" svg:x1="10.17cm" svg:y1="7.936cm" svg:x2="10.17cm" svg:y2="1.97cm">
          <text:p/>
        </draw:line>
        <draw:path draw:style-name="gr24" draw:text-style-name="P22" draw:layer="layout" svg:width="0.482cm" svg:height="0.174cm" draw:transform="skewX (-0.00383972435438751) rotate (0.233175988066442) translate (7.52587398554726cm 6.40910036250673cm)" svg:viewBox="0 0 483 175" svg:d="M0 157c356 85 483-157 483-157">
          <text:p/>
        </draw:path>
        <draw:line draw:style-name="gr25" draw:text-style-name="P15" draw:layer="layout" svg:x1="14.081cm" svg:y1="9.883cm" svg:x2="12.411cm" svg:y2="8.774cm">
          <text:p/>
        </draw:line>
        <draw:line draw:style-name="gr25" draw:text-style-name="P15" draw:layer="layout" svg:x1="14.657cm" svg:y1="4.145cm" svg:x2="10.169cm" svg:y2="5.535cm">
          <text:p/>
        </draw:line>
        <draw:line draw:style-name="gr25" draw:text-style-name="P15" draw:layer="layout" svg:x1="6.24cm" svg:y1="5.101cm" svg:x2="7.726cm" svg:y2="6.297cm">
          <text:p/>
        </draw:line>
        <draw:frame draw:style-name="gr20" draw:text-style-name="P17" draw:layer="layout" svg:width="1.624cm" svg:height="2.533cm" svg:x="13.983cm" svg:y="8.654cm">
          <draw:text-box>
            <text:p text:style-name="P1"><text:span text:style-name="T6">a</text:span></text:p>
          </draw:text-box>
        </draw:frame>
        <draw:frame draw:style-name="gr22" draw:text-style-name="P19" draw:layer="layout" svg:width="2.405cm" svg:height="2.533cm" svg:x="14.853cm" svg:y="2.611cm">
          <draw:text-box>
            <text:p text:style-name="P1"><text:span text:style-name="T6">h</text:span></text:p>
          </draw:text-box>
        </draw:frame>
      </draw:page>
      <draw:page draw:name="page5" draw:style-name="dp1" draw:master-page-name="Default">
        <draw:polygon draw:style-name="gr26" draw:text-style-name="P23" draw:layer="layout" svg:width="0cm" svg:height="0cm" svg:x="0.001cm" svg:y="12.499cm" svg:viewBox="0 0 0 0" draw:points="0,0">
          <text:p/>
        </draw:polygon>
        <draw:polygon draw:style-name="gr26" draw:text-style-name="P23" draw:layer="layout" svg:width="0cm" svg:height="0cm" svg:x="0.001cm" svg:y="12.499cm" svg:viewBox="0 0 0 0" draw:points="0,0">
          <text:p/>
        </draw:polygon>
        <draw:line draw:style-name="gr27" draw:text-style-name="P4" draw:layer="layout" svg:x1="1.135cm" svg:y1="8.054cm" svg:x2="17.039cm" svg:y2="8.054cm">
          <text:p/>
        </draw:line>
        <draw:frame draw:style-name="gr28" draw:text-style-name="P24" draw:layer="layout" svg:width="17.875cm" svg:height="2.152cm" svg:x="0.812cm" svg:y="1.393cm">
          <draw:text-box>
            <text:p text:style-name="P1"><text:span text:style-name="T1">Zeichnen der Draufsicht</text:span></text:p>
          </draw:text-box>
        </draw:frame>
      </draw:page>
      <draw:page draw:name="page6" draw:style-name="dp1" draw:master-page-name="Default">
        <draw:line draw:style-name="gr27" draw:text-style-name="P4" draw:layer="layout" svg:x1="1.135cm" svg:y1="8.054cm" svg:x2="17.039cm" svg:y2="8.054cm">
          <text:p/>
        </draw:line>
        <draw:polygon draw:style-name="gr29" draw:text-style-name="P4" draw:layer="layout" svg:width="0cm" svg:height="0cm" svg:x="7.995cm" svg:y="6.683cm" svg:viewBox="0 0 0 0" draw:points="0,0">
          <text:p/>
        </draw:polygon>
        <draw:line draw:style-name="gr30" draw:text-style-name="P7" draw:layer="layout" svg:x1="5.258cm" svg:y1="8.052cm" svg:x2="5.473cm" svg:y2="7.819cm">
          <text:p/>
        </draw:line>
        <draw:line draw:style-name="gr30" draw:text-style-name="P7" draw:layer="layout" svg:x1="5.043cm" svg:y1="7.82cm" svg:x2="5.258cm" svg:y2="8.053cm">
          <text:p/>
        </draw:line>
        <draw:line draw:style-name="gr30" draw:text-style-name="P7" draw:layer="layout" svg:x1="5.258cm" svg:y1="8.052cm" svg:x2="5.473cm" svg:y2="8.285cm">
          <text:p/>
        </draw:line>
        <draw:line draw:style-name="gr30" draw:text-style-name="P7" draw:layer="layout" svg:x1="5.043cm" svg:y1="8.285cm" svg:x2="5.258cm" svg:y2="8.052cm">
          <text:p/>
        </draw:line>
      </draw:page>
      <draw:page draw:name="page7" draw:style-name="dp1" draw:master-page-name="Default">
        <draw:polygon draw:style-name="gr26" draw:text-style-name="P23" draw:layer="layout" svg:width="0cm" svg:height="0cm" svg:x="0.001cm" svg:y="12.499cm" svg:viewBox="0 0 0 0" draw:points="0,0">
          <text:p/>
        </draw:polygon>
        <draw:polygon draw:style-name="gr26" draw:text-style-name="P23" draw:layer="layout" svg:width="0cm" svg:height="0cm" svg:x="0.001cm" svg:y="12.499cm" svg:viewBox="0 0 0 0" draw:points="0,0">
          <text:p/>
        </draw:polygon>
        <draw:line draw:style-name="gr27" draw:text-style-name="P4" draw:layer="layout" svg:x1="1.135cm" svg:y1="8.054cm" svg:x2="17.039cm" svg:y2="8.054cm">
          <text:p/>
        </draw:line>
        <draw:line draw:style-name="gr27" draw:text-style-name="P4" draw:layer="layout" svg:x1="5.251cm" svg:y1="0.516cm" svg:x2="5.251cm" svg:y2="12.166cm">
          <text:p/>
        </draw:line>
        <draw:line draw:style-name="gr30" draw:text-style-name="P7" draw:layer="layout" svg:x1="5.258cm" svg:y1="8.052cm" svg:x2="5.473cm" svg:y2="7.819cm">
          <text:p/>
        </draw:line>
        <draw:line draw:style-name="gr30" draw:text-style-name="P7" draw:layer="layout" svg:x1="5.043cm" svg:y1="7.82cm" svg:x2="5.258cm" svg:y2="8.053cm">
          <text:p/>
        </draw:line>
        <draw:line draw:style-name="gr30" draw:text-style-name="P7" draw:layer="layout" svg:x1="5.258cm" svg:y1="8.052cm" svg:x2="5.473cm" svg:y2="8.285cm">
          <text:p/>
        </draw:line>
        <draw:line draw:style-name="gr30" draw:text-style-name="P7" draw:layer="layout" svg:x1="5.043cm" svg:y1="8.285cm" svg:x2="5.258cm" svg:y2="8.052cm">
          <text:p/>
        </draw:line>
      </draw:page>
      <draw:page draw:name="page8" draw:style-name="dp1" draw:master-page-name="Default">
        <draw:polygon draw:style-name="gr26" draw:text-style-name="P23" draw:layer="layout" svg:width="0cm" svg:height="0cm" svg:x="0.001cm" svg:y="12.499cm" svg:viewBox="0 0 0 0" draw:points="0,0">
          <text:p/>
        </draw:polygon>
        <draw:polygon draw:style-name="gr26" draw:text-style-name="P23" draw:layer="layout" svg:width="0cm" svg:height="0cm" svg:x="0.001cm" svg:y="12.499cm" svg:viewBox="0 0 0 0" draw:points="0,0">
          <text:p/>
        </draw:polygon>
        <draw:line draw:style-name="gr27" draw:text-style-name="P4" draw:layer="layout" svg:x1="1.135cm" svg:y1="8.054cm" svg:x2="17.039cm" svg:y2="8.054cm">
          <text:p/>
        </draw:line>
        <draw:line draw:style-name="gr27" draw:text-style-name="P4" draw:layer="layout" svg:x1="5.251cm" svg:y1="0.516cm" svg:x2="5.251cm" svg:y2="12.166cm">
          <text:p/>
        </draw:line>
        <draw:path draw:style-name="gr27" draw:text-style-name="P4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polygon draw:style-name="gr29" draw:text-style-name="P4" draw:layer="layout" svg:width="0cm" svg:height="0cm" svg:x="7.995cm" svg:y="6.683cm" svg:viewBox="0 0 0 0" draw:points="0,0">
          <text:p/>
        </draw:polygon>
        <draw:path draw:style-name="gr27" draw:text-style-name="P4" draw:layer="layout" svg:width="6.861cm" svg:height="3.426cm" draw:transform="rotate (-3.14159265358979) translate (8.682cm 8.056cm)" svg:viewBox="0 0 6862 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7" draw:layer="layout" svg:x1="5.258cm" svg:y1="8.052cm" svg:x2="5.473cm" svg:y2="7.819cm">
          <text:p/>
        </draw:line>
        <draw:line draw:style-name="gr30" draw:text-style-name="P7" draw:layer="layout" svg:x1="5.043cm" svg:y1="7.82cm" svg:x2="5.258cm" svg:y2="8.053cm">
          <text:p/>
        </draw:line>
        <draw:line draw:style-name="gr30" draw:text-style-name="P7" draw:layer="layout" svg:x1="5.258cm" svg:y1="8.052cm" svg:x2="5.473cm" svg:y2="8.285cm">
          <text:p/>
        </draw:line>
        <draw:line draw:style-name="gr30" draw:text-style-name="P7" draw:layer="layout" svg:x1="5.043cm" svg:y1="8.285cm" svg:x2="5.258cm" svg:y2="8.052cm">
          <text:p/>
        </draw:line>
        <draw:frame draw:style-name="gr31" draw:text-style-name="P25" draw:layer="layout" svg:width="6.858cm" svg:height="2.398cm" svg:x="13.23cm" svg:y="3.717cm">
          <draw:text-box>
            <text:p><text:span text:style-name="T8">r = a/2</text:span></text:p>
          </draw:text-box>
        </draw:frame>
        <draw:path draw:style-name="gr32" draw:text-style-name="P22" draw:layer="layout" svg:width="1.759cm" svg:height="4.313cm" svg:x="11.064cm" svg:y="2.694cm" svg:viewBox="0 0 1760 4314" svg:d="M880 879c455 0 802 347 802 802s-347 802-802 802-802-347-802-802 347-802 802-802zM78 879zM1683 2484zM1580 3771l-666-2893 111-26 647 2809 88 653zM180 3771l666-2893-111-26-647 2809-88 653zM809 0v965h142v-965z">
          <text:p/>
        </draw:path>
      </draw:page>
      <draw:page draw:name="page9" draw:style-name="dp1" draw:master-page-name="Default">
        <draw:polygon draw:style-name="gr26" draw:text-style-name="P23" draw:layer="layout" svg:width="0cm" svg:height="0cm" svg:x="0.001cm" svg:y="12.499cm" svg:viewBox="0 0 0 0" draw:points="0,0">
          <text:p/>
        </draw:polygon>
        <draw:polygon draw:style-name="gr26" draw:text-style-name="P23" draw:layer="layout" svg:width="0cm" svg:height="0cm" svg:x="0.001cm" svg:y="12.499cm" svg:viewBox="0 0 0 0" draw:points="0,0">
          <text:p/>
        </draw:polygon>
        <draw:line draw:style-name="gr27" draw:text-style-name="P4" draw:layer="layout" svg:x1="1.135cm" svg:y1="8.054cm" svg:x2="17.039cm" svg:y2="8.054cm">
          <text:p/>
        </draw:line>
        <draw:line draw:style-name="gr27" draw:text-style-name="P4" draw:layer="layout" svg:x1="5.251cm" svg:y1="0.516cm" svg:x2="5.251cm" svg:y2="12.166cm">
          <text:p/>
        </draw:line>
        <draw:path draw:style-name="gr27" draw:text-style-name="P4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polygon draw:style-name="gr29" draw:text-style-name="P4" draw:layer="layout" svg:width="0cm" svg:height="0cm" svg:x="7.995cm" svg:y="6.683cm" svg:viewBox="0 0 0 0" draw:points="0,0">
          <text:p/>
        </draw:polygon>
        <draw:path draw:style-name="gr27" draw:text-style-name="P4" draw:layer="layout" svg:width="6.861cm" svg:height="3.426cm" draw:transform="rotate (-3.14159265358979) translate (8.682cm 8.056cm)" svg:viewBox="0 0 6862 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7" draw:layer="layout" svg:x1="5.256cm" svg:y1="4.636cm" svg:x2="5.471cm" svg:y2="4.403cm">
          <text:p/>
        </draw:line>
        <draw:line draw:style-name="gr30" draw:text-style-name="P7" draw:layer="layout" svg:x1="5.041cm" svg:y1="4.404cm" svg:x2="5.256cm" svg:y2="4.637cm">
          <text:p/>
        </draw:line>
        <draw:line draw:style-name="gr30" draw:text-style-name="P7" draw:layer="layout" svg:x1="5.256cm" svg:y1="4.636cm" svg:x2="5.471cm" svg:y2="4.869cm">
          <text:p/>
        </draw:line>
        <draw:line draw:style-name="gr30" draw:text-style-name="P7" draw:layer="layout" svg:x1="5.041cm" svg:y1="4.869cm" svg:x2="5.256cm" svg:y2="4.636cm">
          <text:p/>
        </draw:line>
        <draw:line draw:style-name="gr30" draw:text-style-name="P7" draw:layer="layout" svg:x1="8.682cm" svg:y1="8.059cm" svg:x2="8.897cm" svg:y2="7.826cm">
          <text:p/>
        </draw:line>
        <draw:line draw:style-name="gr30" draw:text-style-name="P7" draw:layer="layout" svg:x1="8.467cm" svg:y1="7.826cm" svg:x2="8.682cm" svg:y2="8.059cm">
          <text:p/>
        </draw:line>
        <draw:line draw:style-name="gr30" draw:text-style-name="P7" draw:layer="layout" svg:x1="8.682cm" svg:y1="8.058cm" svg:x2="8.897cm" svg:y2="8.291cm">
          <text:p/>
        </draw:line>
        <draw:line draw:style-name="gr30" draw:text-style-name="P7" draw:layer="layout" svg:x1="8.467cm" svg:y1="8.291cm" svg:x2="8.682cm" svg:y2="8.058cm">
          <text:p/>
        </draw:line>
        <draw:line draw:style-name="gr30" draw:text-style-name="P7" draw:layer="layout" svg:x1="5.247cm" svg:y1="11.47cm" svg:x2="5.462cm" svg:y2="11.237cm">
          <text:p/>
        </draw:line>
        <draw:line draw:style-name="gr30" draw:text-style-name="P7" draw:layer="layout" svg:x1="5.032cm" svg:y1="11.238cm" svg:x2="5.247cm" svg:y2="11.471cm">
          <text:p/>
        </draw:line>
        <draw:line draw:style-name="gr30" draw:text-style-name="P7" draw:layer="layout" svg:x1="5.247cm" svg:y1="11.47cm" svg:x2="5.462cm" svg:y2="11.703cm">
          <text:p/>
        </draw:line>
        <draw:line draw:style-name="gr30" draw:text-style-name="P7" draw:layer="layout" svg:x1="5.032cm" svg:y1="11.703cm" svg:x2="5.247cm" svg:y2="11.47cm">
          <text:p/>
        </draw:line>
        <draw:line draw:style-name="gr30" draw:text-style-name="P7" draw:layer="layout" svg:x1="1.82cm" svg:y1="8.055cm" svg:x2="2.035cm" svg:y2="7.822cm">
          <text:p/>
        </draw:line>
        <draw:line draw:style-name="gr30" draw:text-style-name="P7" draw:layer="layout" svg:x1="1.605cm" svg:y1="7.823cm" svg:x2="1.82cm" svg:y2="8.056cm">
          <text:p/>
        </draw:line>
        <draw:line draw:style-name="gr30" draw:text-style-name="P7" draw:layer="layout" svg:x1="1.82cm" svg:y1="8.055cm" svg:x2="2.035cm" svg:y2="8.288cm">
          <text:p/>
        </draw:line>
        <draw:line draw:style-name="gr30" draw:text-style-name="P7" draw:layer="layout" svg:x1="1.605cm" svg:y1="8.288cm" svg:x2="1.82cm" svg:y2="8.055cm">
          <text:p/>
        </draw:line>
      </draw:page>
      <draw:page draw:name="page10" draw:style-name="dp1" draw:master-page-name="Default">
        <draw:polygon draw:style-name="gr26" draw:text-style-name="P23" draw:layer="layout" svg:width="0cm" svg:height="0cm" svg:x="0.001cm" svg:y="12.499cm" svg:viewBox="0 0 0 0" draw:points="0,0">
          <text:p/>
        </draw:polygon>
        <draw:polygon draw:style-name="gr26" draw:text-style-name="P23" draw:layer="layout" svg:width="0cm" svg:height="0cm" svg:x="0.001cm" svg:y="12.499cm" svg:viewBox="0 0 0 0" draw:points="0,0">
          <text:p/>
        </draw:polygon>
        <draw:line draw:style-name="gr27" draw:text-style-name="P4" draw:layer="layout" svg:x1="1.135cm" svg:y1="8.054cm" svg:x2="17.039cm" svg:y2="8.054cm">
          <text:p/>
        </draw:line>
        <draw:line draw:style-name="gr27" draw:text-style-name="P4" draw:layer="layout" svg:x1="5.251cm" svg:y1="0.516cm" svg:x2="5.251cm" svg:y2="12.166cm">
          <text:p/>
        </draw:line>
        <draw:path draw:style-name="gr27" draw:text-style-name="P4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line draw:style-name="gr27" draw:text-style-name="P4" draw:layer="layout" svg:x1="1.477cm" svg:y1="4.628cm" svg:x2="9.367cm" svg:y2="4.628cm">
          <text:p/>
        </draw:line>
        <draw:line draw:style-name="gr27" draw:text-style-name="P4" draw:layer="layout" svg:x1="8.682cm" svg:y1="4.285cm" svg:x2="8.682cm" svg:y2="12.165cm">
          <text:p/>
        </draw:line>
        <draw:line draw:style-name="gr27" draw:text-style-name="P4" draw:layer="layout" svg:x1="9.025cm" svg:y1="11.48cm" svg:x2="1.135cm" svg:y2="11.48cm">
          <text:p/>
        </draw:line>
        <draw:line draw:style-name="gr27" draw:text-style-name="P4" draw:layer="layout" svg:x1="1.82cm" svg:y1="3.942cm" svg:x2="1.82cm" svg:y2="11.822cm">
          <text:p/>
        </draw:line>
        <draw:polygon draw:style-name="gr29" draw:text-style-name="P4" draw:layer="layout" svg:width="0cm" svg:height="0cm" svg:x="7.995cm" svg:y="6.683cm" svg:viewBox="0 0 0 0" draw:points="0,0">
          <text:p/>
        </draw:polygon>
        <draw:path draw:style-name="gr27" draw:text-style-name="P4" draw:layer="layout" svg:width="6.861cm" svg:height="3.426cm" draw:transform="rotate (-3.14159265358979) translate (8.682cm 8.056cm)" svg:viewBox="0 0 6862 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</draw:page>
      <draw:page draw:name="page11" draw:style-name="dp1" draw:master-page-name="Default">
        <draw:polygon draw:style-name="gr33" draw:text-style-name="P23" draw:layer="layout" svg:width="0cm" svg:height="0cm" svg:x="0.001cm" svg:y="12.499cm" svg:viewBox="0 0 0 0" draw:points="0,0">
          <text:p/>
        </draw:polygon>
        <draw:polygon draw:style-name="gr33" draw:text-style-name="P23" draw:layer="layout" svg:width="0cm" svg:height="0cm" svg:x="0.001cm" svg:y="12.499cm" svg:viewBox="0 0 0 0" draw:points="0,0">
          <text:p/>
        </draw:polygon>
        <draw:line draw:style-name="gr27" draw:text-style-name="P4" draw:layer="layout" svg:x1="1.135cm" svg:y1="8.054cm" svg:x2="17.039cm" svg:y2="8.054cm">
          <text:p/>
        </draw:line>
        <draw:line draw:style-name="gr27" draw:text-style-name="P4" draw:layer="layout" svg:x1="5.251cm" svg:y1="0.516cm" svg:x2="5.251cm" svg:y2="12.166cm">
          <text:p/>
        </draw:line>
        <draw:line draw:style-name="gr27" draw:text-style-name="P4" draw:layer="layout" svg:x1="1.477cm" svg:y1="4.628cm" svg:x2="9.367cm" svg:y2="4.628cm">
          <text:p/>
        </draw:line>
        <draw:line draw:style-name="gr27" draw:text-style-name="P4" draw:layer="layout" svg:x1="8.682cm" svg:y1="4.285cm" svg:x2="8.682cm" svg:y2="12.165cm">
          <text:p/>
        </draw:line>
        <draw:line draw:style-name="gr27" draw:text-style-name="P4" draw:layer="layout" svg:x1="9.025cm" svg:y1="11.48cm" svg:x2="1.135cm" svg:y2="11.48cm">
          <text:p/>
        </draw:line>
        <draw:line draw:style-name="gr27" draw:text-style-name="P4" draw:layer="layout" svg:x1="1.82cm" svg:y1="3.942cm" svg:x2="1.82cm" svg:y2="11.822cm">
          <text:p/>
        </draw:line>
        <draw:polygon draw:style-name="gr27" draw:text-style-name="P4" draw:layer="layout" svg:width="0cm" svg:height="0cm" svg:x="7.995cm" svg:y="6.683cm" svg:viewBox="0 0 0 0" draw:points="0,0">
          <text:p/>
        </draw:polygon>
      </draw:page>
      <draw:page draw:name="page12" draw:style-name="dp1" draw:master-page-name="Default">
        <draw:polygon draw:style-name="gr26" draw:text-style-name="P23" draw:layer="layout" svg:width="0cm" svg:height="0cm" svg:x="0.001cm" svg:y="12.499cm" svg:viewBox="0 0 0 0" draw:points="0,0">
          <text:p/>
        </draw:polygon>
        <draw:polygon draw:style-name="gr26" draw:text-style-name="P23" draw:layer="layout" svg:width="0cm" svg:height="0cm" svg:x="0.001cm" svg:y="12.499cm" svg:viewBox="0 0 0 0" draw:points="0,0">
          <text:p/>
        </draw:polygon>
        <draw:line draw:style-name="gr27" draw:text-style-name="P4" draw:layer="layout" svg:x1="1.135cm" svg:y1="8.054cm" svg:x2="17.039cm" svg:y2="8.054cm">
          <text:p/>
        </draw:line>
        <draw:line draw:style-name="gr27" draw:text-style-name="P4" draw:layer="layout" svg:x1="5.251cm" svg:y1="0.516cm" svg:x2="5.251cm" svg:y2="12.166cm">
          <text:p/>
        </draw:line>
        <draw:polygon draw:style-name="gr29" draw:text-style-name="P4" draw:layer="layout" svg:width="0cm" svg:height="0cm" svg:x="7.995cm" svg:y="6.683cm" svg:viewBox="0 0 0 0" draw:points="0,0">
          <text:p/>
        </draw:polygon>
        <draw:line draw:style-name="gr34" draw:text-style-name="P4" draw:layer="layout" svg:x1="1.821cm" svg:y1="4.627cm" svg:x2="8.682cm" svg:y2="4.627cm">
          <text:p/>
        </draw:line>
        <draw:line draw:style-name="gr34" draw:text-style-name="P4" draw:layer="layout" svg:x1="8.682cm" svg:y1="11.48cm" svg:x2="1.821cm" svg:y2="11.48cm">
          <text:p/>
        </draw:line>
        <draw:line draw:style-name="gr34" draw:text-style-name="P4" draw:layer="layout" svg:x1="1.821cm" svg:y1="11.481cm" svg:x2="1.821cm" svg:y2="4.628cm">
          <text:p/>
        </draw:line>
        <draw:line draw:style-name="gr34" draw:text-style-name="P4" draw:layer="layout" svg:x1="8.682cm" svg:y1="4.629cm" svg:x2="8.682cm" svg:y2="11.482cm">
          <text:p/>
        </draw:line>
      </draw:page>
      <draw:page draw:name="page13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34" draw:text-style-name="P4" draw:layer="layout" svg:x1="1.82cm" svg:y1="4.627cm" svg:x2="8.681cm" svg:y2="4.627cm">
          <text:p/>
        </draw:line>
        <draw:line draw:style-name="gr34" draw:text-style-name="P4" draw:layer="layout" svg:x1="8.682cm" svg:y1="4.628cm" svg:x2="8.682cm" svg:y2="11.481cm">
          <text:p/>
        </draw:line>
        <draw:line draw:style-name="gr34" draw:text-style-name="P4" draw:layer="layout" svg:x1="8.681cm" svg:y1="11.48cm" svg:x2="1.82cm" svg:y2="11.48cm">
          <text:p/>
        </draw:line>
        <draw:line draw:style-name="gr34" draw:text-style-name="P4" draw:layer="layout" svg:x1="1.821cm" svg:y1="11.481cm" svg:x2="1.821cm" svg:y2="4.628cm">
          <text:p/>
        </draw:line>
        <draw:line draw:style-name="gr34" draw:text-style-name="P4" draw:layer="layout" svg:x1="8.683cm" svg:y1="4.627cm" svg:x2="1.821cm" svg:y2="11.48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</draw:page>
      <draw:page draw:name="page14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34" draw:text-style-name="P4" draw:layer="layout" svg:x1="1.82cm" svg:y1="4.627cm" svg:x2="8.681cm" svg:y2="4.627cm">
          <text:p/>
        </draw:line>
        <draw:line draw:style-name="gr34" draw:text-style-name="P4" draw:layer="layout" svg:x1="8.682cm" svg:y1="4.628cm" svg:x2="8.682cm" svg:y2="11.481cm">
          <text:p/>
        </draw:line>
        <draw:line draw:style-name="gr34" draw:text-style-name="P4" draw:layer="layout" svg:x1="8.681cm" svg:y1="11.48cm" svg:x2="1.82cm" svg:y2="11.48cm">
          <text:p/>
        </draw:line>
        <draw:line draw:style-name="gr34" draw:text-style-name="P4" draw:layer="layout" svg:x1="1.821cm" svg:y1="11.481cm" svg:x2="1.821cm" svg:y2="4.628cm">
          <text:p/>
        </draw:line>
        <draw:line draw:style-name="gr34" draw:text-style-name="P4" draw:layer="layout" svg:x1="1.821cm" svg:y1="4.627cm" svg:x2="8.683cm" svg:y2="11.48cm">
          <text:p/>
        </draw:line>
        <draw:line draw:style-name="gr34" draw:text-style-name="P4" draw:layer="layout" svg:x1="8.683cm" svg:y1="4.627cm" svg:x2="1.821cm" svg:y2="11.48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frame draw:style-name="gr37" draw:text-style-name="P24" draw:layer="layout" svg:width="13.031cm" svg:height="2.152cm" svg:x="0.812cm" svg:y="1.393cm">
          <draw:text-box>
            <text:p text:style-name="P1"><text:span text:style-name="T1">Draufsicht</text:span></text:p>
          </draw:text-box>
        </draw:frame>
      </draw:page>
      <draw:page draw:name="page15" draw:style-name="dp1" draw:master-page-name="Default_5f_">
        <draw:polygon draw:style-name="gr38" draw:text-style-name="P23" draw:layer="layout" svg:width="0cm" svg:height="0cm" svg:x="0.001cm" svg:y="12.499cm" svg:viewBox="0 0 0 0" draw:points="0,0">
          <text:p/>
        </draw:polygon>
        <draw:polygon draw:style-name="gr38" draw:text-style-name="P23" draw:layer="layout" svg:width="0cm" svg:height="0cm" svg:x="0.001cm" svg:y="12.499cm" svg:viewBox="0 0 0 0" draw:points="0,0">
          <text:p/>
        </draw:polygon>
        <draw:line draw:style-name="gr39" draw:text-style-name="P4" draw:layer="layout" svg:x1="1.135cm" svg:y1="8.054cm" svg:x2="17.039cm" svg:y2="8.054cm">
          <text:p/>
        </draw:line>
        <draw:line draw:style-name="gr39" draw:text-style-name="P4" draw:layer="layout" svg:x1="5.251cm" svg:y1="0.516cm" svg:x2="5.251cm" svg:y2="12.166cm">
          <text:p/>
        </draw:line>
        <draw:g>
          <draw:line draw:style-name="gr40" draw:text-style-name="P4" draw:layer="layout" svg:x1="1.754cm" svg:y1="8.053cm" svg:x2="5.255cm" svg:y2="4.552cm">
            <text:p/>
          </draw:line>
          <draw:line draw:style-name="gr40" draw:text-style-name="P4" draw:layer="layout" svg:x1="5.256cm" svg:y1="4.552cm" svg:x2="8.753cm" svg:y2="8.049cm">
            <text:p/>
          </draw:line>
          <draw:line draw:style-name="gr40" draw:text-style-name="P4" draw:layer="layout" svg:x1="8.752cm" svg:y1="8.05cm" svg:x2="5.251cm" svg:y2="11.551cm">
            <text:p/>
          </draw:line>
          <draw:line draw:style-name="gr40" draw:text-style-name="P4" draw:layer="layout" svg:x1="5.252cm" svg:y1="11.551cm" svg:x2="1.755cm" svg:y2="8.054cm">
            <text:p/>
          </draw:line>
          <draw:line draw:style-name="gr40" draw:text-style-name="P4" draw:layer="layout" svg:x1="1.754cm" svg:y1="8.054cm" svg:x2="8.753cm" svg:y2="8.049cm">
            <text:p/>
          </draw:line>
          <draw:line draw:style-name="gr40" draw:text-style-name="P4" draw:layer="layout" svg:x1="5.256cm" svg:y1="4.551cm" svg:x2="5.251cm" svg:y2="11.55cm">
            <text:p/>
          </draw:line>
          <draw:polygon draw:style-name="gr41" draw:text-style-name="P4" draw:layer="layout" svg:width="0cm" svg:height="0cm" svg:x="5.954cm" svg:y="5.952cm" svg:viewBox="0 0 0 0" draw:points="0,0">
            <text:p/>
          </draw:polygon>
        </draw:g>
        <draw:frame draw:style-name="gr42" draw:text-style-name="P27" draw:layer="layout" svg:width="15.117cm" svg:height="1.581cm" svg:x="0.812cm" svg:y="1.393cm">
          <draw:text-box>
            <text:p text:style-name="P26"><text:span text:style-name="T9">Drehung der Draufsicht um 45°</text:span></text:p>
          </draw:text-box>
        </draw:frame>
        <draw:line draw:style-name="gr43" draw:text-style-name="P4" draw:layer="layout" svg:x1="1.822cm" svg:y1="8.064cm" svg:x2="5.253cm" svg:y2="1.211cm">
          <text:p/>
        </draw:line>
        <draw:line draw:style-name="gr43" draw:text-style-name="P4" draw:layer="layout" svg:x1="5.253cm" svg:y1="8.063cm" svg:x2="5.253cm" svg:y2="1.21cm">
          <text:p/>
        </draw:line>
        <draw:line draw:style-name="gr43" draw:text-style-name="P4" draw:layer="layout" svg:x1="8.682cm" svg:y1="8.064cm" svg:x2="1.821cm" svg:y2="8.064cm">
          <text:p/>
        </draw:line>
        <draw:line draw:style-name="gr43" draw:text-style-name="P4" draw:layer="layout" svg:x1="5.252cm" svg:y1="1.211cm" svg:x2="8.683cm" svg:y2="8.064cm">
          <text:p/>
        </draw:line>
        <draw:polygon draw:style-name="gr6" draw:text-style-name="P4" draw:layer="layout" svg:width="0cm" svg:height="0cm" svg:x="7.996cm" svg:y="6.693cm" svg:viewBox="0 0 0 0" draw:points="0,0">
          <text:p/>
        </draw:polygon>
      </draw:page>
      <draw:page draw:name="page16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line draw:style-name="gr30" draw:text-style-name="P7" draw:layer="layout" svg:x1="5.249cm" svg:y1="1.201cm" svg:x2="5.015cm" svg:y2="0.986cm">
          <text:p/>
        </draw:line>
        <draw:line draw:style-name="gr30" draw:text-style-name="P7" draw:layer="layout" svg:x1="5.015cm" svg:y1="1.416cm" svg:x2="5.249cm" svg:y2="1.201cm">
          <text:p/>
        </draw:line>
        <draw:line draw:style-name="gr30" draw:text-style-name="P7" draw:layer="layout" svg:x1="5.248cm" svg:y1="1.201cm" svg:x2="5.482cm" svg:y2="0.986cm">
          <text:p/>
        </draw:line>
        <draw:line draw:style-name="gr30" draw:text-style-name="P7" draw:layer="layout" svg:x1="5.482cm" svg:y1="1.416cm" svg:x2="5.248cm" svg:y2="1.201cm">
          <text:p/>
        </draw:line>
        <draw:rect draw:style-name="gr16" draw:text-style-name="P13" draw:layer="layout" svg:width="4.015cm" svg:height="4.45cm" svg:x="5.634cm" svg:y="3.25cm">
          <text:p/>
        </draw:rect>
        <draw:frame draw:style-name="gr45" draw:text-style-name="P28" draw:layer="layout" svg:width="1.546cm" svg:height="2.854cm" svg:x="6.797cm" svg:y="2.947cm">
          <draw:text-box>
            <text:p><text:span text:style-name="T10">h</text:span></text:p>
          </draw:text-box>
        </draw:frame>
        <draw:custom-shape draw:style-name="gr46" draw:text-style-name="P22" draw:layer="layout" svg:width="1.357cm" svg:height="6.852cm" svg:x="5.248cm" svg:y="1.201cm">
          <text:p/>
          <draw:enhanced-geometry svg:viewBox="0 0 21600 21600" draw:glue-points="0 0 0 21600 21600 10800" draw:text-areas="0 ?f9 7800 ?f10" draw:type="right-brace" draw:modifiers="1800 10788.74139968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29" draw:layer="layout" svg:width="9.05cm" svg:height="4.202cm" svg:x="10.432cm" svg:y="5.296cm">
          <draw:text-box>
            <text:p><text:span text:style-name="T11">Zeichnen des Schnittes durch die Mitte</text:span></text:p>
          </draw:text-box>
        </draw:frame>
        <draw:path draw:style-name="gr32" draw:text-style-name="P22" draw:layer="layout" svg:width="2.455cm" svg:height="6.019cm" draw:transform="rotate (-1.5707963267949) translate (17.2128861039871cm 1.67685438613863cm)" svg:viewBox="0 0 2456 6020" svg:d="M1228 1226c635 0 1119 485 1119 1120s-484 1119-1119 1119-1119-484-1119-1119 484-1120 1119-1120zM109 1226zM2348 3466zM2205 5262l-930-4037 155-36 903 3920 123 911zM251 5262l930-4037-155-36-903 3920-123 911zM1129 0v1347h198v-1347z">
          <text:p/>
        </draw:path>
      </draw:page>
      <draw:page draw:name="page17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43" draw:text-style-name="P4" draw:layer="layout" svg:x1="5.252cm" svg:y1="8.053cm" svg:x2="5.252cm" svg:y2="1.2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line draw:style-name="gr30" draw:text-style-name="P7" draw:layer="layout" svg:x1="5.249cm" svg:y1="1.201cm" svg:x2="5.015cm" svg:y2="0.986cm">
          <text:p/>
        </draw:line>
        <draw:line draw:style-name="gr30" draw:text-style-name="P7" draw:layer="layout" svg:x1="5.015cm" svg:y1="1.416cm" svg:x2="5.249cm" svg:y2="1.201cm">
          <text:p/>
        </draw:line>
        <draw:line draw:style-name="gr30" draw:text-style-name="P7" draw:layer="layout" svg:x1="5.248cm" svg:y1="1.201cm" svg:x2="5.482cm" svg:y2="0.986cm">
          <text:p/>
        </draw:line>
        <draw:line draw:style-name="gr30" draw:text-style-name="P7" draw:layer="layout" svg:x1="5.482cm" svg:y1="1.416cm" svg:x2="5.248cm" svg:y2="1.201cm">
          <text:p/>
        </draw:line>
      </draw:page>
      <draw:page draw:name="page18" draw:style-name="dp1" draw:master-page-name="Default"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43" draw:text-style-name="P4" draw:layer="layout" svg:x1="5.252cm" svg:y1="8.053cm" svg:x2="5.252cm" svg:y2="1.2cm">
          <text:p/>
        </draw:line>
        <draw:line draw:style-name="gr43" draw:text-style-name="P4" draw:layer="layout" svg:x1="8.681cm" svg:y1="8.054cm" svg:x2="1.82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</draw:page>
      <draw:page draw:name="page19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43" draw:text-style-name="P4" draw:layer="layout" svg:x1="1.821cm" svg:y1="8.054cm" svg:x2="5.252cm" svg:y2="1.201cm">
          <text:p/>
        </draw:line>
        <draw:line draw:style-name="gr43" draw:text-style-name="P4" draw:layer="layout" svg:x1="5.252cm" svg:y1="8.053cm" svg:x2="5.252cm" svg:y2="1.2cm">
          <text:p/>
        </draw:line>
        <draw:line draw:style-name="gr43" draw:text-style-name="P4" draw:layer="layout" svg:x1="8.681cm" svg:y1="8.054cm" svg:x2="1.82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</draw:page>
      <draw:page draw:name="page20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43" draw:text-style-name="P4" draw:layer="layout" svg:x1="1.821cm" svg:y1="8.054cm" svg:x2="5.252cm" svg:y2="1.201cm">
          <text:p/>
        </draw:line>
        <draw:line draw:style-name="gr43" draw:text-style-name="P4" draw:layer="layout" svg:x1="5.252cm" svg:y1="8.053cm" svg:x2="5.252cm" svg:y2="1.2cm">
          <text:p/>
        </draw:line>
        <draw:line draw:style-name="gr43" draw:text-style-name="P4" draw:layer="layout" svg:x1="8.681cm" svg:y1="8.054cm" svg:x2="1.82cm" svg:y2="8.054cm">
          <text:p/>
        </draw:line>
        <draw:line draw:style-name="gr43" draw:text-style-name="P4" draw:layer="layout" svg:x1="5.251cm" svg:y1="1.201cm" svg:x2="8.682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frame draw:style-name="gr48" draw:text-style-name="P29" draw:layer="layout" svg:width="8.134cm" svg:height="5.193cm" svg:x="10.142cm" svg:y="4.169cm">
          <draw:text-box>
            <text:p><text:span text:style-name="T11">Schnitt durch die Mitte</text:span></text:p>
          </draw:text-box>
        </draw:frame>
      </draw:page>
      <draw:page draw:name="page21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43" draw:text-style-name="P4" draw:layer="layout" svg:x1="1.821cm" svg:y1="8.054cm" svg:x2="5.252cm" svg:y2="1.201cm">
          <text:p/>
        </draw:line>
        <draw:line draw:style-name="gr43" draw:text-style-name="P4" draw:layer="layout" svg:x1="5.252cm" svg:y1="8.053cm" svg:x2="5.252cm" svg:y2="1.2cm">
          <text:p/>
        </draw:line>
        <draw:line draw:style-name="gr43" draw:text-style-name="P4" draw:layer="layout" svg:x1="5.252cm" svg:y1="8.055cm" svg:x2="7.997cm" svg:y2="6.684cm">
          <text:p/>
        </draw:line>
        <draw:line draw:style-name="gr43" draw:text-style-name="P4" draw:layer="layout" svg:x1="8.681cm" svg:y1="8.054cm" svg:x2="1.82cm" svg:y2="8.054cm">
          <text:p/>
        </draw:line>
        <draw:line draw:style-name="gr43" draw:text-style-name="P4" draw:layer="layout" svg:x1="5.251cm" svg:y1="1.201cm" svg:x2="8.682cm" svg:y2="8.054cm">
          <text:p/>
        </draw:line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frame draw:style-name="gr49" draw:text-style-name="P29" draw:layer="layout" svg:width="11.566cm" svg:height="3.681cm" svg:x="10.717cm" svg:y="4.373cm">
          <draw:text-box>
            <text:p><text:span text:style-name="T11">Vorbereitungen zur Umklappung</text:span></text:p>
          </draw:text-box>
        </draw:frame>
      </draw:page>
      <draw:page draw:name="page22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43" draw:text-style-name="P4" draw:layer="layout" svg:x1="1.821cm" svg:y1="8.054cm" svg:x2="5.252cm" svg:y2="1.201cm">
          <text:p/>
        </draw:line>
        <draw:line draw:style-name="gr43" draw:text-style-name="P4" draw:layer="layout" svg:x1="5.252cm" svg:y1="8.053cm" svg:x2="5.252cm" svg:y2="1.2cm">
          <text:p/>
        </draw:line>
        <draw:line draw:style-name="gr43" draw:text-style-name="P4" draw:layer="layout" svg:x1="5.252cm" svg:y1="8.055cm" svg:x2="7.997cm" svg:y2="6.684cm">
          <text:p/>
        </draw:line>
        <draw:line draw:style-name="gr43" draw:text-style-name="P4" draw:layer="layout" svg:x1="8.681cm" svg:y1="8.054cm" svg:x2="1.82cm" svg:y2="8.054cm">
          <text:p/>
        </draw:line>
        <draw:line draw:style-name="gr43" draw:text-style-name="P4" draw:layer="layout" svg:x1="5.251cm" svg:y1="1.201cm" svg:x2="8.682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7" draw:layer="layout" svg:x1="5.249cm" svg:y1="1.201cm" svg:x2="5.015cm" svg:y2="0.986cm">
          <text:p/>
        </draw:line>
        <draw:line draw:style-name="gr30" draw:text-style-name="P7" draw:layer="layout" svg:x1="5.015cm" svg:y1="1.416cm" svg:x2="5.249cm" svg:y2="1.201cm">
          <text:p/>
        </draw:line>
        <draw:line draw:style-name="gr30" draw:text-style-name="P7" draw:layer="layout" svg:x1="5.248cm" svg:y1="1.201cm" svg:x2="5.482cm" svg:y2="0.986cm">
          <text:p/>
        </draw:line>
        <draw:line draw:style-name="gr30" draw:text-style-name="P7" draw:layer="layout" svg:x1="5.482cm" svg:y1="1.416cm" svg:x2="5.248cm" svg:y2="1.201cm">
          <text:p/>
        </draw:line>
        <draw:line draw:style-name="gr30" draw:text-style-name="P7" draw:layer="layout" svg:x1="8.008cm" svg:y1="6.673cm" svg:x2="7.774cm" svg:y2="6.458cm">
          <text:p/>
        </draw:line>
        <draw:line draw:style-name="gr30" draw:text-style-name="P7" draw:layer="layout" svg:x1="7.774cm" svg:y1="6.887cm" svg:x2="8.008cm" svg:y2="6.672cm">
          <text:p/>
        </draw:line>
        <draw:line draw:style-name="gr30" draw:text-style-name="P7" draw:layer="layout" svg:x1="8.006cm" svg:y1="6.673cm" svg:x2="8.24cm" svg:y2="6.458cm">
          <text:p/>
        </draw:line>
        <draw:line draw:style-name="gr30" draw:text-style-name="P7" draw:layer="layout" svg:x1="8.24cm" svg:y1="6.887cm" svg:x2="8.006cm" svg:y2="6.672cm">
          <text:p/>
        </draw:line>
        <draw:path draw:style-name="gr32" draw:text-style-name="P22" draw:layer="layout" svg:width="2.724cm" svg:height="6.679cm" svg:x="17.329cm" svg:y="3.953cm" svg:viewBox="0 0 2725 6680" svg:d="M1363 1361c704 0 1242 537 1242 1242s-538 1242-1242 1242-1243-538-1243-1242 538-1242 1243-1242zM120 1361zM2606 3846zM2447 5839l-1033-4480 172-40 1003 4350 136 1011zM278 5839l1033-4480-172-40-1003 4350-136 1011zM1253 0v1495h219v-1495z">
          <text:p/>
        </draw:path>
      </draw:page>
      <draw:page draw:name="page23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path draw:style-name="gr50" draw:text-style-name="P4" draw:layer="layout" svg:width="2.22cm" svg:height="1.531cm" svg:x="7.996cm" svg:y="6.521cm" svg:viewBox="0 0 2221 1532" svg:d="M2221 1532c0-282-65-522-206-766s-317-419-561-561-485-205-768-205c-250 0-462 50-686 162">
          <text:p/>
        </draw:path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path draw:style-name="gr50" draw:text-style-name="P4" draw:layer="layout" svg:width="11.7cm" svg:height="7.66cm" svg:x="4.653cm" svg:y="0.392cm" svg:viewBox="0 0 11701 7661" svg:d="M11701 7661c0-1410-322-2609-1028-3830s-1585-2099-2808-2805-2423-1026-3835-1026-2613 321-3835 1026c-70 40-127 75-195 116">
          <text:p/>
        </draw:path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43" draw:text-style-name="P4" draw:layer="layout" svg:x1="16.353cm" svg:y1="8.054cm" svg:x2="8.682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text-style-name="P4" draw:layer="layout" svg:width="0cm" svg:height="0cm" svg:x="7.995cm" svg:y="6.684cm" svg:viewBox="0 0 0 0" draw:points="0,0">
          <text:p/>
        </draw:polygon>
        <draw:path draw:style-name="gr6" draw:text-style-name="P4" draw:layer="layout" svg:width="0.46cm" svg:height="0.189cm" svg:x="7.689cm" svg:y="6.837cm" svg:viewBox="0 0 461 190" svg:d="M0 0c3 7 6 12 10 18 31 55 71 94 125 126s109 46 172 46c56 0 103-12 154-37">
          <text:p/>
        </draw:path>
        <draw:line draw:style-name="gr30" draw:text-style-name="P7" draw:layer="layout" svg:x1="5.249cm" svg:y1="1.202cm" svg:x2="5.015cm" svg:y2="0.987cm">
          <text:p/>
        </draw:line>
        <draw:line draw:style-name="gr30" draw:text-style-name="P7" draw:layer="layout" svg:x1="5.015cm" svg:y1="1.417cm" svg:x2="5.249cm" svg:y2="1.202cm">
          <text:p/>
        </draw:line>
        <draw:line draw:style-name="gr30" draw:text-style-name="P7" draw:layer="layout" svg:x1="5.248cm" svg:y1="1.202cm" svg:x2="5.482cm" svg:y2="0.987cm">
          <text:p/>
        </draw:line>
        <draw:line draw:style-name="gr30" draw:text-style-name="P7" draw:layer="layout" svg:x1="5.482cm" svg:y1="1.417cm" svg:x2="5.248cm" svg:y2="1.202cm">
          <text:p/>
        </draw:line>
        <draw:line draw:style-name="gr30" draw:text-style-name="P7" draw:layer="layout" svg:x1="8.008cm" svg:y1="6.673cm" svg:x2="7.774cm" svg:y2="6.458cm">
          <text:p/>
        </draw:line>
        <draw:line draw:style-name="gr30" draw:text-style-name="P7" draw:layer="layout" svg:x1="7.774cm" svg:y1="6.888cm" svg:x2="8.008cm" svg:y2="6.673cm">
          <text:p/>
        </draw:line>
        <draw:line draw:style-name="gr30" draw:text-style-name="P7" draw:layer="layout" svg:x1="8.006cm" svg:y1="6.673cm" svg:x2="8.24cm" svg:y2="6.458cm">
          <text:p/>
        </draw:line>
        <draw:line draw:style-name="gr30" draw:text-style-name="P7" draw:layer="layout" svg:x1="8.24cm" svg:y1="6.888cm" svg:x2="8.006cm" svg:y2="6.673cm">
          <text:p/>
        </draw:line>
        <draw:polygon draw:style-name="gr6" draw:text-style-name="P4" draw:layer="layout" svg:width="0cm" svg:height="0cm" svg:x="16.339cm" svg:y="8.065cm" svg:viewBox="0 0 0 0" draw:points="0,0">
          <text:p/>
        </draw:polygon>
        <draw:polygon draw:style-name="gr6" draw:text-style-name="P4" draw:layer="layout" svg:width="0cm" svg:height="0cm" svg:x="16.339cm" svg:y="8.065cm" svg:viewBox="0 0 0 0" draw:points="0,0">
          <text:p/>
        </draw:polygon>
        <draw:line draw:style-name="gr30" draw:text-style-name="P7" draw:layer="layout" svg:x1="10.229cm" svg:y1="8.074cm" svg:x2="9.995cm" svg:y2="7.859cm">
          <text:p/>
        </draw:line>
        <draw:line draw:style-name="gr30" draw:text-style-name="P7" draw:layer="layout" svg:x1="9.996cm" svg:y1="8.289cm" svg:x2="10.23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  <draw:line draw:style-name="gr30" draw:text-style-name="P7" draw:layer="layout" svg:x1="16.35cm" svg:y1="8.055cm" svg:x2="16.116cm" svg:y2="7.84cm">
          <text:p/>
        </draw:line>
        <draw:line draw:style-name="gr30" draw:text-style-name="P7" draw:layer="layout" svg:x1="16.117cm" svg:y1="8.27cm" svg:x2="16.351cm" svg:y2="8.055cm">
          <text:p/>
        </draw:line>
        <draw:line draw:style-name="gr30" draw:text-style-name="P7" draw:layer="layout" svg:x1="16.35cm" svg:y1="8.055cm" svg:x2="16.584cm" svg:y2="7.84cm">
          <text:p/>
        </draw:line>
        <draw:line draw:style-name="gr30" draw:text-style-name="P7" draw:layer="layout" svg:x1="16.584cm" svg:y1="8.27cm" svg:x2="16.35cm" svg:y2="8.055cm">
          <text:p/>
        </draw:line>
        <draw:path draw:style-name="gr32" draw:text-style-name="P22" draw:layer="layout" svg:width="2.724cm" svg:height="6.679cm" svg:x="17.328cm" svg:y="3.953cm" svg:viewBox="0 0 2725 6680" svg:d="M1363 1361c704 0 1242 537 1242 1242s-538 1242-1242 1242-1243-538-1243-1242 538-1242 1243-1242zM120 1361zM2606 3846zM2447 5839l-1033-4480 172-40 1003 4350 136 1011zM278 5839l1033-4480-172-40-1003 4350-136 1011zM1253 0v1495h219v-1495z">
          <text:p/>
        </draw:path>
        <draw:g>
          <draw:line draw:style-name="gr51" draw:text-style-name="P7" draw:layer="layout" svg:x1="8.683cm" svg:y1="8.074cm" svg:x2="8.449cm" svg:y2="7.859cm">
            <text:p/>
          </draw:line>
          <draw:line draw:style-name="gr51" draw:text-style-name="P7" draw:layer="layout" svg:x1="8.45cm" svg:y1="8.289cm" svg:x2="8.684cm" svg:y2="8.074cm">
            <text:p/>
          </draw:line>
          <draw:line draw:style-name="gr51" draw:text-style-name="P7" draw:layer="layout" svg:x1="8.683cm" svg:y1="8.074cm" svg:x2="8.917cm" svg:y2="7.859cm">
            <text:p/>
          </draw:line>
          <draw:line draw:style-name="gr51" draw:text-style-name="P7" draw:layer="layout" svg:x1="8.917cm" svg:y1="8.289cm" svg:x2="8.683cm" svg:y2="8.074cm">
            <text:p/>
          </draw:line>
        </draw:g>
      </draw:page>
      <draw:page draw:name="page24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text-style-name="P4" draw:layer="layout" svg:width="0cm" svg:height="0cm" svg:x="16.339cm" svg:y="8.065cm" svg:viewBox="0 0 0 0" draw:points="0,0">
          <text:p/>
        </draw:polygon>
        <draw:polygon draw:style-name="gr6" draw:text-style-name="P4" draw:layer="layout" svg:width="0cm" svg:height="0cm" svg:x="16.339cm" svg:y="8.065cm" svg:viewBox="0 0 0 0" draw:points="0,0">
          <text:p/>
        </draw:polygon>
        <draw:line draw:style-name="gr30" draw:text-style-name="P7" draw:layer="layout" svg:x1="10.229cm" svg:y1="8.074cm" svg:x2="9.995cm" svg:y2="7.859cm">
          <text:p/>
        </draw:line>
        <draw:line draw:style-name="gr30" draw:text-style-name="P7" draw:layer="layout" svg:x1="9.996cm" svg:y1="8.289cm" svg:x2="10.23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  <draw:line draw:style-name="gr30" draw:text-style-name="P7" draw:layer="layout" svg:x1="16.35cm" svg:y1="8.055cm" svg:x2="16.116cm" svg:y2="7.84cm">
          <text:p/>
        </draw:line>
        <draw:line draw:style-name="gr30" draw:text-style-name="P7" draw:layer="layout" svg:x1="16.117cm" svg:y1="8.27cm" svg:x2="16.351cm" svg:y2="8.055cm">
          <text:p/>
        </draw:line>
        <draw:line draw:style-name="gr30" draw:text-style-name="P7" draw:layer="layout" svg:x1="16.35cm" svg:y1="8.055cm" svg:x2="16.584cm" svg:y2="7.84cm">
          <text:p/>
        </draw:line>
        <draw:line draw:style-name="gr30" draw:text-style-name="P7" draw:layer="layout" svg:x1="16.584cm" svg:y1="8.27cm" svg:x2="16.35cm" svg:y2="8.055cm">
          <text:p/>
        </draw:line>
      </draw:page>
      <draw:page draw:name="page25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52" draw:text-style-name="P4" draw:layer="layout" svg:x1="8.682cm" svg:y1="4.628cm" svg:x2="16.353cm" svg:y2="8.055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text-style-name="P4" draw:layer="layout" svg:width="0cm" svg:height="0cm" svg:x="16.339cm" svg:y="8.065cm" svg:viewBox="0 0 0 0" draw:points="0,0">
          <text:p/>
        </draw:polygon>
        <draw:polygon draw:style-name="gr6" draw:text-style-name="P4" draw:layer="layout" svg:width="0cm" svg:height="0cm" svg:x="16.339cm" svg:y="8.065cm" svg:viewBox="0 0 0 0" draw:points="0,0">
          <text:p/>
        </draw:polygon>
        <draw:line draw:style-name="gr30" draw:text-style-name="P7" draw:layer="layout" svg:x1="10.229cm" svg:y1="8.074cm" svg:x2="9.995cm" svg:y2="7.859cm">
          <text:p/>
        </draw:line>
        <draw:line draw:style-name="gr30" draw:text-style-name="P7" draw:layer="layout" svg:x1="9.996cm" svg:y1="8.289cm" svg:x2="10.23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  <draw:line draw:style-name="gr30" draw:text-style-name="P7" draw:layer="layout" svg:x1="16.35cm" svg:y1="8.055cm" svg:x2="16.116cm" svg:y2="7.84cm">
          <text:p/>
        </draw:line>
        <draw:line draw:style-name="gr30" draw:text-style-name="P7" draw:layer="layout" svg:x1="16.117cm" svg:y1="8.27cm" svg:x2="16.351cm" svg:y2="8.055cm">
          <text:p/>
        </draw:line>
        <draw:line draw:style-name="gr30" draw:text-style-name="P7" draw:layer="layout" svg:x1="16.35cm" svg:y1="8.055cm" svg:x2="16.584cm" svg:y2="7.84cm">
          <text:p/>
        </draw:line>
        <draw:line draw:style-name="gr30" draw:text-style-name="P7" draw:layer="layout" svg:x1="16.584cm" svg:y1="8.27cm" svg:x2="16.35cm" svg:y2="8.055cm">
          <text:p/>
        </draw:line>
      </draw:page>
      <draw:page draw:name="page26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52" draw:text-style-name="P4" draw:layer="layout" svg:x1="8.682cm" svg:y1="4.628cm" svg:x2="16.353cm" svg:y2="8.055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text-style-name="P4" draw:layer="layout" svg:width="0cm" svg:height="0cm" svg:x="16.339cm" svg:y="8.065cm" svg:viewBox="0 0 0 0" draw:points="0,0">
          <text:p/>
        </draw:polygon>
        <draw:polygon draw:style-name="gr6" draw:text-style-name="P4" draw:layer="layout" svg:width="0cm" svg:height="0cm" svg:x="16.339cm" svg:y="8.065cm" svg:viewBox="0 0 0 0" draw:points="0,0">
          <text:p/>
        </draw:polygon>
        <draw:line draw:style-name="gr30" draw:text-style-name="P7" draw:layer="layout" svg:x1="10.229cm" svg:y1="8.074cm" svg:x2="9.995cm" svg:y2="7.859cm">
          <text:p/>
        </draw:line>
        <draw:line draw:style-name="gr30" draw:text-style-name="P7" draw:layer="layout" svg:x1="9.996cm" svg:y1="8.289cm" svg:x2="10.23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  <draw:line draw:style-name="gr30" draw:text-style-name="P7" draw:layer="layout" svg:x1="16.35cm" svg:y1="8.055cm" svg:x2="16.116cm" svg:y2="7.84cm">
          <text:p/>
        </draw:line>
        <draw:line draw:style-name="gr30" draw:text-style-name="P7" draw:layer="layout" svg:x1="16.117cm" svg:y1="8.27cm" svg:x2="16.351cm" svg:y2="8.055cm">
          <text:p/>
        </draw:line>
        <draw:line draw:style-name="gr30" draw:text-style-name="P7" draw:layer="layout" svg:x1="16.35cm" svg:y1="8.055cm" svg:x2="16.584cm" svg:y2="7.84cm">
          <text:p/>
        </draw:line>
        <draw:line draw:style-name="gr30" draw:text-style-name="P7" draw:layer="layout" svg:x1="16.584cm" svg:y1="8.27cm" svg:x2="16.35cm" svg:y2="8.055cm">
          <text:p/>
        </draw:line>
        <draw:line draw:style-name="gr52" draw:text-style-name="P4" draw:layer="layout" svg:x1="16.353cm" svg:y1="8.055cm" svg:x2="8.682cm" svg:y2="11.482cm">
          <text:p/>
        </draw:line>
      </draw:page>
      <draw:page draw:name="page27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52" draw:text-style-name="P4" draw:layer="layout" svg:x1="8.682cm" svg:y1="4.628cm" svg:x2="16.353cm" svg:y2="8.055cm">
          <text:p/>
        </draw:line>
        <draw:line draw:style-name="gr52" draw:text-style-name="P4" draw:layer="layout" svg:x1="16.353cm" svg:y1="8.055cm" svg:x2="8.682cm" svg:y2="11.482cm">
          <text:p/>
        </draw:line>
        <draw:line draw:style-name="gr52" draw:text-style-name="P4" draw:layer="layout" svg:x1="8.682cm" svg:y1="11.481cm" svg:x2="8.682cm" svg:y2="4.628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7" draw:layer="layout" svg:x1="10.23cm" svg:y1="8.074cm" svg:x2="9.996cm" svg:y2="7.859cm">
          <text:p/>
        </draw:line>
        <draw:line draw:style-name="gr30" draw:text-style-name="P7" draw:layer="layout" svg:x1="9.997cm" svg:y1="8.289cm" svg:x2="10.231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</draw:page>
      <draw:page draw:name="page28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52" draw:text-style-name="P4" draw:layer="layout" svg:x1="8.682cm" svg:y1="4.628cm" svg:x2="16.353cm" svg:y2="8.055cm">
          <text:p/>
        </draw:line>
        <draw:line draw:style-name="gr52" draw:text-style-name="P4" draw:layer="layout" svg:x1="16.353cm" svg:y1="8.055cm" svg:x2="8.682cm" svg:y2="11.482cm">
          <text:p/>
        </draw:line>
        <draw:line draw:style-name="gr52" draw:text-style-name="P4" draw:layer="layout" svg:x1="8.682cm" svg:y1="11.481cm" svg:x2="8.682cm" svg:y2="4.628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52" draw:text-style-name="P4" draw:layer="layout" svg:x1="10.216cm" svg:y1="8.054cm" svg:x2="16.352cm" svg:y2="8.054cm">
          <text:p/>
        </draw:line>
        <draw:line draw:style-name="gr30" draw:text-style-name="P7" draw:layer="layout" svg:x1="10.23cm" svg:y1="8.074cm" svg:x2="9.996cm" svg:y2="7.859cm">
          <text:p/>
        </draw:line>
        <draw:line draw:style-name="gr30" draw:text-style-name="P7" draw:layer="layout" svg:x1="9.997cm" svg:y1="8.289cm" svg:x2="10.231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</draw:page>
      <draw:page draw:name="page29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52" draw:text-style-name="P4" draw:layer="layout" svg:x1="8.682cm" svg:y1="4.628cm" svg:x2="16.353cm" svg:y2="8.055cm">
          <text:p/>
        </draw:line>
        <draw:line draw:style-name="gr52" draw:text-style-name="P4" draw:layer="layout" svg:x1="16.353cm" svg:y1="8.055cm" svg:x2="8.682cm" svg:y2="11.482cm">
          <text:p/>
        </draw:line>
        <draw:line draw:style-name="gr52" draw:text-style-name="P4" draw:layer="layout" svg:x1="8.682cm" svg:y1="11.481cm" svg:x2="8.682cm" svg:y2="4.628cm">
          <text:p/>
        </draw:line>
        <draw:line draw:style-name="gr52" draw:text-style-name="P4" draw:layer="layout" svg:x1="10.217cm" svg:y1="8.054cm" svg:x2="8.682cm" svg:y2="11.481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52" draw:text-style-name="P4" draw:layer="layout" svg:x1="10.216cm" svg:y1="8.054cm" svg:x2="16.352cm" svg:y2="8.054cm">
          <text:p/>
        </draw:line>
        <draw:line draw:style-name="gr30" draw:text-style-name="P7" draw:layer="layout" svg:x1="10.231cm" svg:y1="8.074cm" svg:x2="9.997cm" svg:y2="7.859cm">
          <text:p/>
        </draw:line>
        <draw:line draw:style-name="gr30" draw:text-style-name="P7" draw:layer="layout" svg:x1="9.997cm" svg:y1="8.289cm" svg:x2="10.231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</draw:page>
      <draw:page draw:name="page30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52" draw:text-style-name="P4" draw:layer="layout" svg:x1="8.682cm" svg:y1="4.628cm" svg:x2="16.353cm" svg:y2="8.055cm">
          <text:p/>
        </draw:line>
        <draw:line draw:style-name="gr52" draw:text-style-name="P4" draw:layer="layout" svg:x1="16.353cm" svg:y1="8.055cm" svg:x2="8.682cm" svg:y2="11.482cm">
          <text:p/>
        </draw:line>
        <draw:line draw:style-name="gr52" draw:text-style-name="P4" draw:layer="layout" svg:x1="8.682cm" svg:y1="11.481cm" svg:x2="8.682cm" svg:y2="4.628cm">
          <text:p/>
        </draw:line>
        <draw:line draw:style-name="gr52" draw:text-style-name="P4" draw:layer="layout" svg:x1="8.682cm" svg:y1="4.627cm" svg:x2="10.217cm" svg:y2="8.054cm">
          <text:p/>
        </draw:line>
        <draw:line draw:style-name="gr52" draw:text-style-name="P4" draw:layer="layout" svg:x1="10.217cm" svg:y1="8.054cm" svg:x2="8.682cm" svg:y2="11.481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52" draw:text-style-name="P4" draw:layer="layout" svg:x1="10.216cm" svg:y1="8.054cm" svg:x2="16.352cm" svg:y2="8.054cm">
          <text:p/>
        </draw:line>
        <draw:line draw:style-name="gr30" draw:text-style-name="P7" draw:layer="layout" svg:x1="10.231cm" svg:y1="8.074cm" svg:x2="9.997cm" svg:y2="7.859cm">
          <text:p/>
        </draw:line>
        <draw:line draw:style-name="gr30" draw:text-style-name="P7" draw:layer="layout" svg:x1="9.997cm" svg:y1="8.289cm" svg:x2="10.231cm" svg:y2="8.074cm">
          <text:p/>
        </draw:line>
        <draw:line draw:style-name="gr30" draw:text-style-name="P7" draw:layer="layout" svg:x1="10.23cm" svg:y1="8.074cm" svg:x2="10.464cm" svg:y2="7.859cm">
          <text:p/>
        </draw:line>
        <draw:line draw:style-name="gr30" draw:text-style-name="P7" draw:layer="layout" svg:x1="10.464cm" svg:y1="8.289cm" svg:x2="10.23cm" svg:y2="8.074cm">
          <text:p/>
        </draw:line>
        <draw:frame draw:style-name="gr53" draw:text-style-name="P29" draw:layer="layout" svg:width="7.78cm" svg:height="1.579cm" svg:x="14.008cm" svg:y="9.378cm">
          <draw:text-box>
            <text:p><text:span text:style-name="T11">Umklappung</text:span></text:p>
          </draw:text-box>
        </draw:frame>
      </draw:page>
      <draw:page draw:name="page31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3" draw:text-style-name="P4" draw:layer="layout" svg:x1="16.353cm" svg:y1="8.054cm" svg:x2="8.682cm" svg:y2="8.054cm">
          <text:p/>
        </draw:line>
        <draw:line draw:style-name="gr4" draw:text-style-name="P4" draw:layer="layout" svg:x1="8.683cm" svg:y1="4.628cm" svg:x2="16.354cm" svg:y2="8.055cm">
          <text:p/>
        </draw:line>
        <draw:line draw:style-name="gr4" draw:text-style-name="P4" draw:layer="layout" svg:x1="16.354cm" svg:y1="8.054cm" svg:x2="8.683cm" svg:y2="11.481cm">
          <text:p/>
        </draw:line>
        <draw:line draw:style-name="gr4" draw:text-style-name="P4" draw:layer="layout" svg:x1="8.682cm" svg:y1="11.481cm" svg:x2="8.682cm" svg:y2="4.628cm">
          <text:p/>
        </draw:line>
        <draw:line draw:style-name="gr4" draw:text-style-name="P4" draw:layer="layout" svg:x1="8.682cm" svg:y1="4.628cm" svg:x2="10.217cm" svg:y2="8.055cm">
          <text:p/>
        </draw:line>
        <draw:line draw:style-name="gr4" draw:text-style-name="P4" draw:layer="layout" svg:x1="10.216cm" svg:y1="8.054cm" svg:x2="16.352cm" svg:y2="8.054cm">
          <text:p/>
        </draw:line>
        <draw:line draw:style-name="gr4" draw:text-style-name="P4" draw:layer="layout" svg:x1="10.217cm" svg:y1="8.054cm" svg:x2="8.682cm" svg:y2="11.481cm">
          <text:p/>
        </draw:line>
        <draw:line draw:style-name="gr54" draw:text-style-name="P4" draw:layer="layout" svg:x1="11.24cm" svg:y1="10.339cm" svg:x2="10.217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7" draw:layer="layout" svg:x1="11.229cm" svg:y1="10.324cm" svg:x2="10.995cm" svg:y2="10.109cm">
          <text:p/>
        </draw:line>
        <draw:line draw:style-name="gr30" draw:text-style-name="P7" draw:layer="layout" svg:x1="10.996cm" svg:y1="10.538cm" svg:x2="11.23cm" svg:y2="10.323cm">
          <text:p/>
        </draw:line>
        <draw:line draw:style-name="gr30" draw:text-style-name="P7" draw:layer="layout" svg:x1="11.228cm" svg:y1="10.324cm" svg:x2="11.462cm" svg:y2="10.109cm">
          <text:p/>
        </draw:line>
        <draw:line draw:style-name="gr30" draw:text-style-name="P7" draw:layer="layout" svg:x1="11.462cm" svg:y1="10.538cm" svg:x2="11.228cm" svg:y2="10.323cm">
          <text:p/>
        </draw:line>
        <draw:path draw:style-name="gr6" draw:text-style-name="P4" draw:layer="layout" svg:width="0.367cm" svg:height="0.818cm" svg:x="10.611cm" svg:y="9.783cm" svg:viewBox="0 0 368 819" svg:d="M368 0c-22 9-39 18-59 29-98 57-169 128-226 226s-83 195-83 310c0 91 17 168 53 254">
          <text:p/>
        </draw:path>
        <draw:line draw:style-name="gr30" draw:text-style-name="P7" draw:layer="layout" svg:x1="10.231cm" svg:y1="8.074cm" svg:x2="9.997cm" svg:y2="7.859cm">
          <text:p/>
        </draw:line>
        <draw:line draw:style-name="gr30" draw:text-style-name="P7" draw:layer="layout" svg:x1="9.997cm" svg:y1="8.289cm" svg:x2="10.231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  <draw:frame draw:style-name="gr55" draw:text-style-name="P29" draw:layer="layout" svg:width="9.996cm" svg:height="5.119cm" svg:x="10.832cm" svg:y="0.499cm">
          <draw:text-box>
            <text:p><text:span text:style-name="T11">Zeichnen des Schnittes durch die Umklappung</text:span></text:p>
          </draw:text-box>
        </draw:frame>
      </draw:page>
      <draw:page draw:name="page32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3" draw:text-style-name="P4" draw:layer="layout" svg:x1="16.353cm" svg:y1="8.054cm" svg:x2="8.682cm" svg:y2="8.054cm">
          <text:p/>
        </draw:line>
        <draw:line draw:style-name="gr4" draw:text-style-name="P4" draw:layer="layout" svg:x1="8.683cm" svg:y1="4.628cm" svg:x2="16.354cm" svg:y2="8.055cm">
          <text:p/>
        </draw:line>
        <draw:line draw:style-name="gr4" draw:text-style-name="P4" draw:layer="layout" svg:x1="16.354cm" svg:y1="8.054cm" svg:x2="8.683cm" svg:y2="11.481cm">
          <text:p/>
        </draw:line>
        <draw:line draw:style-name="gr4" draw:text-style-name="P4" draw:layer="layout" svg:x1="8.682cm" svg:y1="11.481cm" svg:x2="8.682cm" svg:y2="4.628cm">
          <text:p/>
        </draw:line>
        <draw:line draw:style-name="gr4" draw:text-style-name="P4" draw:layer="layout" svg:x1="8.682cm" svg:y1="4.628cm" svg:x2="10.217cm" svg:y2="8.055cm">
          <text:p/>
        </draw:line>
        <draw:line draw:style-name="gr4" draw:text-style-name="P4" draw:layer="layout" svg:x1="10.216cm" svg:y1="8.054cm" svg:x2="16.352cm" svg:y2="8.054cm">
          <text:p/>
        </draw:line>
        <draw:line draw:style-name="gr4" draw:text-style-name="P4" draw:layer="layout" svg:x1="10.217cm" svg:y1="8.054cm" svg:x2="8.682cm" svg:y2="11.481cm">
          <text:p/>
        </draw:line>
        <draw:line draw:style-name="gr54" draw:text-style-name="P4" draw:layer="layout" svg:x1="11.24cm" svg:y1="10.339cm" svg:x2="10.217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7" draw:layer="layout" svg:x1="11.229cm" svg:y1="10.324cm" svg:x2="10.995cm" svg:y2="10.109cm">
          <text:p/>
        </draw:line>
        <draw:line draw:style-name="gr30" draw:text-style-name="P7" draw:layer="layout" svg:x1="10.996cm" svg:y1="10.538cm" svg:x2="11.23cm" svg:y2="10.323cm">
          <text:p/>
        </draw:line>
        <draw:line draw:style-name="gr30" draw:text-style-name="P7" draw:layer="layout" svg:x1="11.228cm" svg:y1="10.324cm" svg:x2="11.462cm" svg:y2="10.109cm">
          <text:p/>
        </draw:line>
        <draw:line draw:style-name="gr30" draw:text-style-name="P7" draw:layer="layout" svg:x1="11.462cm" svg:y1="10.538cm" svg:x2="11.228cm" svg:y2="10.323cm">
          <text:p/>
        </draw:line>
        <draw:path draw:style-name="gr6" draw:text-style-name="P4" draw:layer="layout" svg:width="0.367cm" svg:height="0.818cm" svg:x="10.611cm" svg:y="9.783cm" svg:viewBox="0 0 368 819" svg:d="M368 0c-22 9-39 18-59 29-98 57-169 128-226 226s-83 195-83 310c0 91 17 168 53 254">
          <text:p/>
        </draw:path>
        <draw:path draw:style-name="gr56" draw:text-style-name="P4" draw:layer="layout" svg:width="1.16cm" svg:height="2.4cm" svg:x="7.159cm" svg:y="5.654cm" svg:viewBox="0 0 1161 2401" svg:d="M1161 2401c0-564-128-1044-411-1532-203-352-432-617-750-869">
          <text:p/>
        </draw:path>
        <draw:line draw:style-name="gr30" draw:text-style-name="P7" draw:layer="layout" svg:x1="10.231cm" svg:y1="8.074cm" svg:x2="9.997cm" svg:y2="7.859cm">
          <text:p/>
        </draw:line>
        <draw:line draw:style-name="gr30" draw:text-style-name="P7" draw:layer="layout" svg:x1="9.997cm" svg:y1="8.289cm" svg:x2="10.231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  <draw:line draw:style-name="gr3" draw:text-style-name="P4" draw:layer="layout" svg:x1="5.253cm" svg:y1="8.055cm" svg:x2="7.998cm" svg:y2="6.684cm">
          <text:p/>
        </draw:line>
        <draw:path draw:style-name="gr32" draw:text-style-name="P22" draw:layer="layout" svg:width="2.724cm" svg:height="6.679cm" svg:x="17.329cm" svg:y="3.953cm" svg:viewBox="0 0 2725 6680" svg:d="M1363 1361c704 0 1242 537 1242 1242s-538 1242-1242 1242-1243-538-1243-1242 538-1242 1243-1242zM120 1361zM2606 3846zM2447 5839l-1033-4480 172-40 1003 4350 136 1011zM278 5839l1033-4480-172-40-1003 4350-136 1011zM1253 0v1495h219v-1495z">
          <text:p/>
        </draw:path>
      </draw:page>
      <draw:page draw:name="page33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3" draw:text-style-name="P4" draw:layer="layout" svg:x1="16.353cm" svg:y1="8.054cm" svg:x2="8.682cm" svg:y2="8.054cm">
          <text:p/>
        </draw:line>
        <draw:line draw:style-name="gr4" draw:text-style-name="P4" draw:layer="layout" svg:x1="8.683cm" svg:y1="4.628cm" svg:x2="16.354cm" svg:y2="8.055cm">
          <text:p/>
        </draw:line>
        <draw:line draw:style-name="gr4" draw:text-style-name="P4" draw:layer="layout" svg:x1="16.354cm" svg:y1="8.054cm" svg:x2="8.683cm" svg:y2="11.481cm">
          <text:p/>
        </draw:line>
        <draw:line draw:style-name="gr4" draw:text-style-name="P4" draw:layer="layout" svg:x1="8.682cm" svg:y1="11.481cm" svg:x2="8.682cm" svg:y2="4.628cm">
          <text:p/>
        </draw:line>
        <draw:line draw:style-name="gr4" draw:text-style-name="P4" draw:layer="layout" svg:x1="8.682cm" svg:y1="4.628cm" svg:x2="10.217cm" svg:y2="8.055cm">
          <text:p/>
        </draw:line>
        <draw:line draw:style-name="gr4" draw:text-style-name="P4" draw:layer="layout" svg:x1="10.216cm" svg:y1="8.054cm" svg:x2="16.352cm" svg:y2="8.054cm">
          <text:p/>
        </draw:line>
        <draw:line draw:style-name="gr4" draw:text-style-name="P4" draw:layer="layout" svg:x1="10.217cm" svg:y1="8.054cm" svg:x2="8.682cm" svg:y2="11.481cm">
          <text:p/>
        </draw:line>
        <draw:line draw:style-name="gr54" draw:text-style-name="P4" draw:layer="layout" svg:x1="11.24cm" svg:y1="10.339cm" svg:x2="10.217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7" draw:layer="layout" svg:x1="11.229cm" svg:y1="10.324cm" svg:x2="10.995cm" svg:y2="10.109cm">
          <text:p/>
        </draw:line>
        <draw:line draw:style-name="gr30" draw:text-style-name="P7" draw:layer="layout" svg:x1="10.996cm" svg:y1="10.538cm" svg:x2="11.23cm" svg:y2="10.323cm">
          <text:p/>
        </draw:line>
        <draw:line draw:style-name="gr30" draw:text-style-name="P7" draw:layer="layout" svg:x1="11.228cm" svg:y1="10.324cm" svg:x2="11.462cm" svg:y2="10.109cm">
          <text:p/>
        </draw:line>
        <draw:line draw:style-name="gr30" draw:text-style-name="P7" draw:layer="layout" svg:x1="11.462cm" svg:y1="10.538cm" svg:x2="11.228cm" svg:y2="10.323cm">
          <text:p/>
        </draw:line>
        <draw:path draw:style-name="gr6" draw:text-style-name="P4" draw:layer="layout" svg:width="0.367cm" svg:height="0.818cm" svg:x="10.611cm" svg:y="9.783cm" svg:viewBox="0 0 368 819" svg:d="M368 0c-22 9-39 18-59 29-98 57-169 128-226 226s-83 195-83 310c0 91 17 168 53 254">
          <text:p/>
        </draw:path>
        <draw:path draw:style-name="gr56" draw:text-style-name="P4" draw:layer="layout" svg:width="1.16cm" svg:height="2.4cm" svg:x="7.159cm" svg:y="5.654cm" svg:viewBox="0 0 1161 2401" svg:d="M1161 2401c0-564-128-1044-411-1532-203-352-432-617-750-869">
          <text:p/>
        </draw:path>
        <draw:path draw:style-name="gr56" draw:text-style-name="P4" draw:layer="layout" svg:width="1.16cm" svg:height="2.4cm" svg:x="12.124cm" svg:y="5.673cm" svg:viewBox="0 0 1161 2401" svg:d="M1161 2401c0-564-128-1044-411-1532-203-352-432-617-750-869">
          <text:p/>
        </draw:path>
        <draw:line draw:style-name="gr57" draw:text-style-name="P4" draw:layer="layout" svg:x1="10.216cm" svg:y1="8.054cm" svg:x2="12.961cm" svg:y2="6.683cm">
          <text:p/>
        </draw:line>
        <draw:line draw:style-name="gr30" draw:text-style-name="P7" draw:layer="layout" svg:x1="10.231cm" svg:y1="8.074cm" svg:x2="9.997cm" svg:y2="7.859cm">
          <text:p/>
        </draw:line>
        <draw:line draw:style-name="gr30" draw:text-style-name="P7" draw:layer="layout" svg:x1="9.997cm" svg:y1="8.289cm" svg:x2="10.231cm" svg:y2="8.074cm">
          <text:p/>
        </draw:line>
        <draw:line draw:style-name="gr30" draw:text-style-name="P7" draw:layer="layout" svg:x1="10.229cm" svg:y1="8.074cm" svg:x2="10.463cm" svg:y2="7.859cm">
          <text:p/>
        </draw:line>
        <draw:line draw:style-name="gr30" draw:text-style-name="P7" draw:layer="layout" svg:x1="10.463cm" svg:y1="8.289cm" svg:x2="10.229cm" svg:y2="8.074cm">
          <text:p/>
        </draw:line>
        <draw:line draw:style-name="gr57" draw:text-style-name="P4" draw:layer="layout" svg:x1="5.253cm" svg:y1="8.055cm" svg:x2="7.998cm" svg:y2="6.684cm">
          <text:p/>
        </draw:line>
        <draw:path draw:style-name="gr32" draw:text-style-name="P22" draw:layer="layout" svg:width="2.724cm" svg:height="6.679cm" svg:x="17.33cm" svg:y="3.953cm" svg:viewBox="0 0 2725 6680" svg:d="M1363 1361c704 0 1242 537 1242 1242s-538 1242-1242 1242-1243-538-1243-1242 538-1242 1243-1242zM120 1361zM2606 3846zM2447 5839l-1033-4480 172-40 1003 4350 136 1011zM278 5839l1033-4480-172-40-1003 4350-136 1011zM1253 0v1495h219v-1495z">
          <text:p/>
        </draw:path>
      </draw:page>
      <draw:page draw:name="page34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3" draw:text-style-name="P4" draw:layer="layout" svg:x1="16.353cm" svg:y1="8.054cm" svg:x2="8.682cm" svg:y2="8.054cm">
          <text:p/>
        </draw:line>
        <draw:line draw:style-name="gr4" draw:text-style-name="P4" draw:layer="layout" svg:x1="8.683cm" svg:y1="4.628cm" svg:x2="16.354cm" svg:y2="8.055cm">
          <text:p/>
        </draw:line>
        <draw:line draw:style-name="gr4" draw:text-style-name="P4" draw:layer="layout" svg:x1="16.354cm" svg:y1="8.054cm" svg:x2="8.683cm" svg:y2="11.481cm">
          <text:p/>
        </draw:line>
        <draw:line draw:style-name="gr4" draw:text-style-name="P4" draw:layer="layout" svg:x1="8.682cm" svg:y1="11.481cm" svg:x2="8.682cm" svg:y2="4.628cm">
          <text:p/>
        </draw:line>
        <draw:line draw:style-name="gr4" draw:text-style-name="P4" draw:layer="layout" svg:x1="8.682cm" svg:y1="4.628cm" svg:x2="10.217cm" svg:y2="8.055cm">
          <text:p/>
        </draw:line>
        <draw:line draw:style-name="gr4" draw:text-style-name="P4" draw:layer="layout" svg:x1="10.216cm" svg:y1="8.054cm" svg:x2="16.352cm" svg:y2="8.054cm">
          <text:p/>
        </draw:line>
        <draw:line draw:style-name="gr4" draw:text-style-name="P4" draw:layer="layout" svg:x1="10.217cm" svg:y1="8.054cm" svg:x2="8.682cm" svg:y2="11.481cm">
          <text:p/>
        </draw:line>
        <draw:line draw:style-name="gr54" draw:text-style-name="P4" draw:layer="layout" svg:x1="11.24cm" svg:y1="10.339cm" svg:x2="10.217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7" draw:layer="layout" svg:x1="11.229cm" svg:y1="10.324cm" svg:x2="10.995cm" svg:y2="10.109cm">
          <text:p/>
        </draw:line>
        <draw:line draw:style-name="gr30" draw:text-style-name="P7" draw:layer="layout" svg:x1="10.996cm" svg:y1="10.538cm" svg:x2="11.23cm" svg:y2="10.323cm">
          <text:p/>
        </draw:line>
        <draw:line draw:style-name="gr30" draw:text-style-name="P7" draw:layer="layout" svg:x1="11.228cm" svg:y1="10.324cm" svg:x2="11.462cm" svg:y2="10.109cm">
          <text:p/>
        </draw:line>
        <draw:line draw:style-name="gr30" draw:text-style-name="P7" draw:layer="layout" svg:x1="11.462cm" svg:y1="10.538cm" svg:x2="11.228cm" svg:y2="10.323cm">
          <text:p/>
        </draw:line>
        <draw:path draw:style-name="gr6" draw:text-style-name="P4" draw:layer="layout" svg:width="0.367cm" svg:height="0.818cm" svg:x="10.611cm" svg:y="9.783cm" svg:viewBox="0 0 368 819" svg:d="M368 0c-22 9-39 18-59 29-98 57-169 128-226 226s-83 195-83 310c0 91 17 168 53 254">
          <text:p/>
        </draw:path>
        <draw:path draw:style-name="gr56" draw:text-style-name="P4" draw:layer="layout" svg:width="1.16cm" svg:height="2.4cm" svg:x="12.123cm" svg:y="5.672cm" svg:viewBox="0 0 1161 2401" svg:d="M1161 2401c0-564-128-1044-411-1532-203-352-432-617-750-869">
          <text:p/>
        </draw:path>
        <draw:path draw:style-name="gr56" draw:text-style-name="P4" draw:layer="layout" svg:width="1.16cm" svg:height="2.4cm" svg:x="7.159cm" svg:y="5.654cm" svg:viewBox="0 0 1161 2401" svg:d="M1161 2401c0-564-128-1044-411-1532-203-352-432-617-750-869">
          <text:p/>
        </draw:path>
        <draw:line draw:style-name="gr30" draw:text-style-name="P7" draw:layer="layout" svg:x1="10.224cm" svg:y1="8.074cm" svg:x2="9.99cm" svg:y2="7.859cm">
          <text:p/>
        </draw:line>
        <draw:line draw:style-name="gr30" draw:text-style-name="P7" draw:layer="layout" svg:x1="9.99cm" svg:y1="8.289cm" svg:x2="10.224cm" svg:y2="8.074cm">
          <text:p/>
        </draw:line>
        <draw:line draw:style-name="gr30" draw:text-style-name="P7" draw:layer="layout" svg:x1="10.222cm" svg:y1="8.074cm" svg:x2="10.456cm" svg:y2="7.859cm">
          <text:p/>
        </draw:line>
        <draw:line draw:style-name="gr30" draw:text-style-name="P7" draw:layer="layout" svg:x1="10.456cm" svg:y1="8.289cm" svg:x2="10.222cm" svg:y2="8.074cm">
          <text:p/>
        </draw:line>
        <draw:g>
          <draw:line draw:style-name="gr58" draw:text-style-name="P7" draw:layer="layout" svg:x1="12.404cm" svg:y1="9.039cm" svg:x2="12.849cm" svg:y2="10.613cm">
            <text:p/>
          </draw:line>
          <draw:line draw:style-name="gr58" draw:text-style-name="P7" draw:layer="layout" svg:x1="12.497cm" svg:y1="8.954cm" svg:x2="12.942cm" svg:y2="10.528cm">
            <text:p/>
          </draw:line>
        </draw:g>
        <draw:line draw:style-name="gr57" draw:text-style-name="P4" draw:layer="layout" svg:x1="10.216cm" svg:y1="8.054cm" svg:x2="12.961cm" svg:y2="6.683cm">
          <text:p/>
        </draw:line>
        <draw:line draw:style-name="gr57" draw:text-style-name="P4" draw:layer="layout" svg:x1="5.253cm" svg:y1="8.055cm" svg:x2="7.998cm" svg:y2="6.684cm">
          <text:p/>
        </draw:line>
      </draw:page>
      <draw:page draw:name="page35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3" draw:text-style-name="P4" draw:layer="layout" svg:x1="16.353cm" svg:y1="8.054cm" svg:x2="8.682cm" svg:y2="8.054cm">
          <text:p/>
        </draw:line>
        <draw:line draw:style-name="gr4" draw:text-style-name="P4" draw:layer="layout" svg:x1="8.683cm" svg:y1="4.628cm" svg:x2="16.354cm" svg:y2="8.055cm">
          <text:p/>
        </draw:line>
        <draw:line draw:style-name="gr4" draw:text-style-name="P4" draw:layer="layout" svg:x1="16.354cm" svg:y1="8.054cm" svg:x2="8.683cm" svg:y2="11.481cm">
          <text:p/>
        </draw:line>
        <draw:line draw:style-name="gr4" draw:text-style-name="P4" draw:layer="layout" svg:x1="8.682cm" svg:y1="11.481cm" svg:x2="8.682cm" svg:y2="4.628cm">
          <text:p/>
        </draw:line>
        <draw:line draw:style-name="gr4" draw:text-style-name="P4" draw:layer="layout" svg:x1="8.682cm" svg:y1="4.628cm" svg:x2="10.217cm" svg:y2="8.055cm">
          <text:p/>
        </draw:line>
        <draw:line draw:style-name="gr4" draw:text-style-name="P4" draw:layer="layout" svg:x1="10.216cm" svg:y1="8.054cm" svg:x2="16.352cm" svg:y2="8.054cm">
          <text:p/>
        </draw:line>
        <draw:line draw:style-name="gr4" draw:text-style-name="P4" draw:layer="layout" svg:x1="10.217cm" svg:y1="8.054cm" svg:x2="8.682cm" svg:y2="11.481cm">
          <text:p/>
        </draw:line>
        <draw:line draw:style-name="gr54" draw:text-style-name="P4" draw:layer="layout" svg:x1="11.24cm" svg:y1="10.339cm" svg:x2="10.217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7" draw:layer="layout" svg:x1="11.229cm" svg:y1="10.324cm" svg:x2="10.995cm" svg:y2="10.109cm">
          <text:p/>
        </draw:line>
        <draw:line draw:style-name="gr30" draw:text-style-name="P7" draw:layer="layout" svg:x1="10.996cm" svg:y1="10.538cm" svg:x2="11.23cm" svg:y2="10.323cm">
          <text:p/>
        </draw:line>
        <draw:line draw:style-name="gr30" draw:text-style-name="P7" draw:layer="layout" svg:x1="11.228cm" svg:y1="10.324cm" svg:x2="11.462cm" svg:y2="10.109cm">
          <text:p/>
        </draw:line>
        <draw:line draw:style-name="gr30" draw:text-style-name="P7" draw:layer="layout" svg:x1="11.462cm" svg:y1="10.538cm" svg:x2="11.228cm" svg:y2="10.323cm">
          <text:p/>
        </draw:line>
        <draw:path draw:style-name="gr6" draw:text-style-name="P4" draw:layer="layout" svg:width="0.367cm" svg:height="0.818cm" svg:x="10.611cm" svg:y="9.783cm" svg:viewBox="0 0 368 819" svg:d="M368 0c-22 9-39 18-59 29-98 57-169 128-226 226s-83 195-83 310c0 91 17 168 53 254">
          <text:p/>
        </draw:path>
        <draw:path draw:style-name="gr56" draw:text-style-name="P4" draw:layer="layout" svg:width="1.16cm" svg:height="2.4cm" svg:x="12.123cm" svg:y="5.672cm" svg:viewBox="0 0 1161 2401" svg:d="M1161 2401c0-564-128-1044-411-1532-203-352-432-617-750-869">
          <text:p/>
        </draw:path>
        <draw:path draw:style-name="gr56" draw:text-style-name="P4" draw:layer="layout" svg:width="1.16cm" svg:height="2.4cm" svg:x="7.159cm" svg:y="5.654cm" svg:viewBox="0 0 1161 2401" svg:d="M1161 2401c0-564-128-1044-411-1532-203-352-432-617-750-869">
          <text:p/>
        </draw:path>
        <draw:line draw:style-name="gr30" draw:text-style-name="P7" draw:layer="layout" svg:x1="10.224cm" svg:y1="8.074cm" svg:x2="9.99cm" svg:y2="7.859cm">
          <text:p/>
        </draw:line>
        <draw:line draw:style-name="gr4" draw:text-style-name="P4" draw:layer="layout" svg:x1="15.39cm" svg:y1="5.753cm" svg:x2="7.719cm" svg:y2="9.18cm">
          <text:p/>
        </draw:line>
        <draw:line draw:style-name="gr30" draw:text-style-name="P7" draw:layer="layout" svg:x1="9.99cm" svg:y1="8.289cm" svg:x2="10.224cm" svg:y2="8.074cm">
          <text:p/>
        </draw:line>
        <draw:line draw:style-name="gr30" draw:text-style-name="P7" draw:layer="layout" svg:x1="10.222cm" svg:y1="8.074cm" svg:x2="10.456cm" svg:y2="7.859cm">
          <text:p/>
        </draw:line>
        <draw:line draw:style-name="gr30" draw:text-style-name="P7" draw:layer="layout" svg:x1="10.456cm" svg:y1="8.289cm" svg:x2="10.222cm" svg:y2="8.074cm">
          <text:p/>
        </draw:line>
        <draw:path draw:style-name="gr6" draw:text-style-name="P4" draw:layer="layout" svg:width="0.203cm" svg:height="0.452cm" svg:x="10.356cm" svg:y="7.914cm" svg:viewBox="0 0 204 453" svg:d="M0 453c11-6 21-10 31-17 55-31 95-70 126-125s47-108 47-171c0-50-10-94-31-140">
          <text:p/>
        </draw:path>
        <draw:g>
          <draw:line draw:style-name="gr58" draw:text-style-name="P7" draw:layer="layout" svg:x1="12.204cm" svg:y1="8.84cm" svg:x2="12.649cm" svg:y2="10.414cm">
            <text:p/>
          </draw:line>
          <draw:line draw:style-name="gr58" draw:text-style-name="P7" draw:layer="layout" svg:x1="12.297cm" svg:y1="8.755cm" svg:x2="12.742cm" svg:y2="10.329cm">
            <text:p/>
          </draw:line>
        </draw:g>
        <draw:g>
          <draw:line draw:style-name="gr58" draw:text-style-name="P7" draw:layer="layout" svg:x1="11.604cm" svg:y1="6.541cm" svg:x2="12.049cm" svg:y2="8.115cm">
            <text:p/>
          </draw:line>
          <draw:line draw:style-name="gr58" draw:text-style-name="P7" draw:layer="layout" svg:x1="11.697cm" svg:y1="6.456cm" svg:x2="12.142cm" svg:y2="8.03cm">
            <text:p/>
          </draw:line>
        </draw:g>
      </draw:page>
      <draw:page draw:name="page36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3" draw:text-style-name="P4" draw:layer="layout" svg:x1="16.353cm" svg:y1="8.054cm" svg:x2="8.682cm" svg:y2="8.054cm">
          <text:p/>
        </draw:line>
        <draw:line draw:style-name="gr4" draw:text-style-name="P4" draw:layer="layout" svg:x1="8.683cm" svg:y1="4.628cm" svg:x2="16.354cm" svg:y2="8.055cm">
          <text:p/>
        </draw:line>
        <draw:line draw:style-name="gr4" draw:text-style-name="P4" draw:layer="layout" svg:x1="16.354cm" svg:y1="8.054cm" svg:x2="8.683cm" svg:y2="11.481cm">
          <text:p/>
        </draw:line>
        <draw:line draw:style-name="gr4" draw:text-style-name="P4" draw:layer="layout" svg:x1="8.682cm" svg:y1="11.481cm" svg:x2="8.682cm" svg:y2="4.628cm">
          <text:p/>
        </draw:line>
        <draw:line draw:style-name="gr4" draw:text-style-name="P4" draw:layer="layout" svg:x1="8.682cm" svg:y1="4.628cm" svg:x2="10.217cm" svg:y2="8.055cm">
          <text:p/>
        </draw:line>
        <draw:line draw:style-name="gr4" draw:text-style-name="P4" draw:layer="layout" svg:x1="10.216cm" svg:y1="8.054cm" svg:x2="16.352cm" svg:y2="8.054cm">
          <text:p/>
        </draw:line>
        <draw:line draw:style-name="gr4" draw:text-style-name="P4" draw:layer="layout" svg:x1="10.217cm" svg:y1="8.054cm" svg:x2="8.682cm" svg:y2="11.481cm">
          <text:p/>
        </draw:line>
        <draw:line draw:style-name="gr54" draw:text-style-name="P4" draw:layer="layout" svg:x1="11.24cm" svg:y1="10.339cm" svg:x2="10.217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7" draw:layer="layout" svg:x1="11.229cm" svg:y1="10.324cm" svg:x2="10.995cm" svg:y2="10.109cm">
          <text:p/>
        </draw:line>
        <draw:line draw:style-name="gr30" draw:text-style-name="P7" draw:layer="layout" svg:x1="10.996cm" svg:y1="10.538cm" svg:x2="11.23cm" svg:y2="10.323cm">
          <text:p/>
        </draw:line>
        <draw:line draw:style-name="gr30" draw:text-style-name="P7" draw:layer="layout" svg:x1="11.228cm" svg:y1="10.324cm" svg:x2="11.462cm" svg:y2="10.109cm">
          <text:p/>
        </draw:line>
        <draw:line draw:style-name="gr30" draw:text-style-name="P7" draw:layer="layout" svg:x1="11.462cm" svg:y1="10.538cm" svg:x2="11.228cm" svg:y2="10.323cm">
          <text:p/>
        </draw:line>
        <draw:path draw:style-name="gr6" draw:text-style-name="P4" draw:layer="layout" svg:width="0.367cm" svg:height="0.818cm" svg:x="10.611cm" svg:y="9.783cm" svg:viewBox="0 0 368 819" svg:d="M368 0c-22 9-39 18-59 29-98 57-169 128-226 226s-83 195-83 310c0 91 17 168 53 254">
          <text:p/>
        </draw:path>
        <draw:path draw:style-name="gr56" draw:text-style-name="P4" draw:layer="layout" svg:width="1.16cm" svg:height="2.4cm" svg:x="12.123cm" svg:y="5.672cm" svg:viewBox="0 0 1161 2401" svg:d="M1161 2401c0-564-128-1044-411-1532-203-352-432-617-750-869">
          <text:p/>
        </draw:path>
        <draw:path draw:style-name="gr56" draw:text-style-name="P4" draw:layer="layout" svg:width="1.16cm" svg:height="2.4cm" svg:x="7.159cm" svg:y="5.654cm" svg:viewBox="0 0 1161 2401" svg:d="M1161 2401c0-564-128-1044-411-1532-203-352-432-617-750-869">
          <text:p/>
        </draw:path>
        <draw:line draw:style-name="gr4" draw:text-style-name="P4" draw:layer="layout" svg:x1="13.657cm" svg:y1="6.53cm" svg:x2="9.843cm" svg:y2="8.234cm">
          <text:p/>
        </draw:line>
        <draw:line draw:style-name="gr30" draw:text-style-name="P7" draw:layer="layout" svg:x1="10.224cm" svg:y1="8.074cm" svg:x2="9.99cm" svg:y2="7.859cm">
          <text:p/>
        </draw:line>
        <draw:line draw:style-name="gr30" draw:text-style-name="P7" draw:layer="layout" svg:x1="9.99cm" svg:y1="8.289cm" svg:x2="10.224cm" svg:y2="8.074cm">
          <text:p/>
        </draw:line>
        <draw:line draw:style-name="gr30" draw:text-style-name="P7" draw:layer="layout" svg:x1="10.222cm" svg:y1="8.074cm" svg:x2="10.456cm" svg:y2="7.859cm">
          <text:p/>
        </draw:line>
        <draw:line draw:style-name="gr30" draw:text-style-name="P7" draw:layer="layout" svg:x1="10.456cm" svg:y1="8.289cm" svg:x2="10.222cm" svg:y2="8.074cm">
          <text:p/>
        </draw:line>
        <draw:path draw:style-name="gr6" draw:text-style-name="P4" draw:layer="layout" svg:width="0.203cm" svg:height="0.452cm" svg:x="10.356cm" svg:y="7.914cm" svg:viewBox="0 0 204 453" svg:d="M0 453c11-6 21-10 31-17 55-31 95-70 126-125s47-108 47-171c0-50-10-94-31-140">
          <text:p/>
        </draw:path>
        <draw:line draw:style-name="gr30" draw:text-style-name="P7" draw:layer="layout" svg:x1="13.013cm" svg:y1="6.817cm" svg:x2="12.779cm" svg:y2="6.602cm">
          <text:p/>
        </draw:line>
        <draw:line draw:style-name="gr30" draw:text-style-name="P7" draw:layer="layout" svg:x1="12.779cm" svg:y1="7.032cm" svg:x2="13.013cm" svg:y2="6.817cm">
          <text:p/>
        </draw:line>
        <draw:line draw:style-name="gr30" draw:text-style-name="P7" draw:layer="layout" svg:x1="13.012cm" svg:y1="6.817cm" svg:x2="13.246cm" svg:y2="6.602cm">
          <text:p/>
        </draw:line>
        <draw:line draw:style-name="gr30" draw:text-style-name="P7" draw:layer="layout" svg:x1="13.246cm" svg:y1="7.032cm" svg:x2="13.012cm" svg:y2="6.817cm">
          <text:p/>
        </draw:line>
        <draw:line draw:style-name="gr4" draw:text-style-name="P4" draw:layer="layout" svg:x1="15.391cm" svg:y1="5.754cm" svg:x2="7.72cm" svg:y2="9.181cm">
          <text:p/>
        </draw:line>
      </draw:page>
      <draw:page draw:name="page37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3" draw:text-style-name="P4" draw:layer="layout" svg:x1="16.353cm" svg:y1="8.054cm" svg:x2="8.682cm" svg:y2="8.054cm">
          <text:p/>
        </draw:line>
        <draw:line draw:style-name="gr4" draw:text-style-name="P4" draw:layer="layout" svg:x1="8.683cm" svg:y1="4.628cm" svg:x2="16.354cm" svg:y2="8.055cm">
          <text:p/>
        </draw:line>
        <draw:line draw:style-name="gr4" draw:text-style-name="P4" draw:layer="layout" svg:x1="16.354cm" svg:y1="8.054cm" svg:x2="8.683cm" svg:y2="11.481cm">
          <text:p/>
        </draw:line>
        <draw:line draw:style-name="gr4" draw:text-style-name="P4" draw:layer="layout" svg:x1="8.682cm" svg:y1="11.481cm" svg:x2="8.682cm" svg:y2="4.628cm">
          <text:p/>
        </draw:line>
        <draw:line draw:style-name="gr4" draw:text-style-name="P4" draw:layer="layout" svg:x1="8.682cm" svg:y1="4.628cm" svg:x2="10.217cm" svg:y2="8.055cm">
          <text:p/>
        </draw:line>
        <draw:line draw:style-name="gr4" draw:text-style-name="P4" draw:layer="layout" svg:x1="10.216cm" svg:y1="8.054cm" svg:x2="16.352cm" svg:y2="8.054cm">
          <text:p/>
        </draw:line>
        <draw:line draw:style-name="gr4" draw:text-style-name="P4" draw:layer="layout" svg:x1="10.217cm" svg:y1="8.054cm" svg:x2="8.682cm" svg:y2="11.481cm">
          <text:p/>
        </draw:line>
        <draw:line draw:style-name="gr54" draw:text-style-name="P4" draw:layer="layout" svg:x1="11.24cm" svg:y1="10.339cm" svg:x2="10.217cm" svg:y2="8.054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path draw:style-name="gr6" draw:text-style-name="P4" draw:layer="layout" svg:width="0.367cm" svg:height="0.818cm" svg:x="10.611cm" svg:y="9.783cm" svg:viewBox="0 0 368 819" svg:d="M368 0c-22 9-39 18-59 29-98 57-169 128-226 226s-83 195-83 310c0 91 17 168 53 254">
          <text:p/>
        </draw:path>
        <draw:path draw:style-name="gr56" draw:text-style-name="P4" draw:layer="layout" svg:width="1.16cm" svg:height="2.4cm" svg:x="7.159cm" svg:y="5.654cm" svg:viewBox="0 0 1161 2401" svg:d="M1161 2401c0-564-128-1044-411-1532-203-352-432-617-750-869">
          <text:p/>
        </draw:path>
        <draw:line draw:style-name="gr4" draw:text-style-name="P4" draw:layer="layout" svg:x1="15.391cm" svg:y1="5.754cm" svg:x2="7.72cm" svg:y2="9.181cm">
          <text:p/>
        </draw:line>
        <draw:line draw:style-name="gr54" draw:text-style-name="P4" draw:layer="layout" svg:x1="10.216cm" svg:y1="8.054cm" svg:x2="13.017cm" svg:y2="6.803cm">
          <text:p/>
        </draw:line>
        <draw:line draw:style-name="gr54" draw:text-style-name="P4" draw:layer="layout" svg:x1="13.018cm" svg:y1="6.803cm" svg:x2="11.239cm" svg:y2="10.339cm">
          <text:p/>
        </draw:line>
        <draw:path draw:style-name="gr6" draw:text-style-name="P4" draw:layer="layout" svg:width="0.203cm" svg:height="0.452cm" svg:x="10.356cm" svg:y="7.914cm" svg:viewBox="0 0 204 453" svg:d="M0 453c11-6 21-10 31-17 55-31 95-70 126-125s47-108 47-171c0-50-10-94-31-140">
          <text:p/>
        </draw:path>
        <draw:path draw:style-name="gr6" draw:text-style-name="P4" draw:layer="layout" svg:width="1.424cm" svg:height="0.177cm" svg:x="10.552cm" svg:y="8.677cm" svg:viewBox="0 0 1425 178" svg:d="M1425 178c-244-124-475-178-747-178-246 0-453 44-678 144">
          <text:p/>
        </draw:path>
        <draw:frame draw:style-name="gr47" draw:text-style-name="P29" draw:layer="layout" svg:width="9.643cm" svg:height="4.202cm" svg:x="12.013cm" svg:y="2.123cm">
          <draw:text-box>
            <text:p><text:span text:style-name="T11">Schnitt durch die Umklappung</text:span></text:p>
          </draw:text-box>
        </draw:frame>
      </draw:page>
      <draw:page draw:name="page38" draw:style-name="dp1" draw:master-page-name="Default">
        <draw:polygon draw:style-name="gr35" draw:text-style-name="P23" draw:layer="layout" svg:width="0cm" svg:height="0cm" svg:x="0.001cm" svg:y="12.499cm" svg:viewBox="0 0 0 0" draw:points="0,0">
          <text:p/>
        </draw:polygon>
        <draw:polygon draw:style-name="gr35" draw:text-style-name="P23" draw:layer="layout" svg:width="0cm" svg:height="0cm" svg:x="0.001cm" svg:y="12.499cm" svg:viewBox="0 0 0 0" draw:points="0,0">
          <text:p/>
        </draw:polygon>
        <draw:line draw:style-name="gr36" draw:text-style-name="P4" draw:layer="layout" svg:x1="1.135cm" svg:y1="8.054cm" svg:x2="17.039cm" svg:y2="8.054cm">
          <text:p/>
        </draw:line>
        <draw:line draw:style-name="gr36" draw:text-style-name="P4" draw:layer="layout" svg:x1="5.251cm" svg:y1="0.516cm" svg:x2="5.251cm" svg:y2="12.166cm">
          <text:p/>
        </draw:line>
        <draw:line draw:style-name="gr44" draw:text-style-name="P4" draw:layer="layout" svg:x1="1.82cm" svg:y1="4.628cm" svg:x2="8.681cm" svg:y2="4.628cm">
          <text:p/>
        </draw:line>
        <draw:line draw:style-name="gr44" draw:text-style-name="P4" draw:layer="layout" svg:x1="8.682cm" svg:y1="4.628cm" svg:x2="8.682cm" svg:y2="11.481cm">
          <text:p/>
        </draw:line>
        <draw:line draw:style-name="gr44" draw:text-style-name="P4" draw:layer="layout" svg:x1="8.681cm" svg:y1="11.48cm" svg:x2="1.82cm" svg:y2="11.48cm">
          <text:p/>
        </draw:line>
        <draw:line draw:style-name="gr44" draw:text-style-name="P4" draw:layer="layout" svg:x1="1.82cm" svg:y1="11.481cm" svg:x2="1.82cm" svg:y2="4.628cm">
          <text:p/>
        </draw:line>
        <draw:line draw:style-name="gr44" draw:text-style-name="P4" draw:layer="layout" svg:x1="1.821cm" svg:y1="4.628cm" svg:x2="8.683cm" svg:y2="11.481cm">
          <text:p/>
        </draw:line>
        <draw:line draw:style-name="gr44" draw:text-style-name="P4" draw:layer="layout" svg:x1="8.683cm" svg:y1="4.628cm" svg:x2="1.821cm" svg:y2="11.481cm">
          <text:p/>
        </draw:line>
        <draw:line draw:style-name="gr3" draw:text-style-name="P4" draw:layer="layout" svg:x1="1.822cm" svg:y1="8.055cm" svg:x2="5.253cm" svg:y2="1.202cm">
          <text:p/>
        </draw:line>
        <draw:line draw:style-name="gr3" draw:text-style-name="P4" draw:layer="layout" svg:x1="5.251cm" svg:y1="8.053cm" svg:x2="5.251cm" svg:y2="1.2cm">
          <text:p/>
        </draw:line>
        <draw:line draw:style-name="gr3" draw:text-style-name="P4" draw:layer="layout" svg:x1="5.252cm" svg:y1="8.054cm" svg:x2="7.997cm" svg:y2="6.683cm">
          <text:p/>
        </draw:line>
        <draw:line draw:style-name="gr3" draw:text-style-name="P4" draw:layer="layout" svg:x1="8.681cm" svg:y1="8.054cm" svg:x2="1.82cm" svg:y2="8.054cm">
          <text:p/>
        </draw:line>
        <draw:line draw:style-name="gr3" draw:text-style-name="P4" draw:layer="layout" svg:x1="5.252cm" svg:y1="1.202cm" svg:x2="8.683cm" svg:y2="8.055cm">
          <text:p/>
        </draw:line>
        <draw:line draw:style-name="gr3" draw:text-style-name="P4" draw:layer="layout" svg:x1="16.353cm" svg:y1="8.054cm" svg:x2="8.682cm" svg:y2="8.054cm">
          <text:p/>
        </draw:line>
        <draw:line draw:style-name="gr4" draw:text-style-name="P4" draw:layer="layout" svg:x1="8.683cm" svg:y1="4.628cm" svg:x2="16.354cm" svg:y2="8.055cm">
          <text:p/>
        </draw:line>
        <draw:line draw:style-name="gr4" draw:text-style-name="P4" draw:layer="layout" svg:x1="16.354cm" svg:y1="8.054cm" svg:x2="8.683cm" svg:y2="11.481cm">
          <text:p/>
        </draw:line>
        <draw:line draw:style-name="gr4" draw:text-style-name="P4" draw:layer="layout" svg:x1="8.682cm" svg:y1="11.481cm" svg:x2="8.682cm" svg:y2="4.628cm">
          <text:p/>
        </draw:line>
        <draw:line draw:style-name="gr4" draw:text-style-name="P4" draw:layer="layout" svg:x1="8.682cm" svg:y1="4.628cm" svg:x2="10.217cm" svg:y2="8.055cm">
          <text:p/>
        </draw:line>
        <draw:line draw:style-name="gr4" draw:text-style-name="P4" draw:layer="layout" svg:x1="10.216cm" svg:y1="8.054cm" svg:x2="16.352cm" svg:y2="8.054cm">
          <text:p/>
        </draw:line>
        <draw:polygon draw:style-name="gr59" draw:text-style-name="P30" draw:layer="layout" svg:width="2.8cm" svg:height="3.535cm" svg:x="10.216cm" svg:y="6.802cm" svg:viewBox="0 0 2801 3536" draw:points="1023,3536 0,1251 2801,0">
          <text:p/>
        </draw:polygon>
        <draw:line draw:style-name="gr4" draw:text-style-name="P4" draw:layer="layout" svg:x1="15.391cm" svg:y1="5.754cm" svg:x2="7.72cm" svg:y2="9.181cm">
          <text:p/>
        </draw:line>
        <draw:line draw:style-name="gr4" draw:text-style-name="P4" draw:layer="layout" svg:x1="10.217cm" svg:y1="8.054cm" svg:x2="8.682cm" svg:y2="11.481cm">
          <text:p/>
        </draw:line>
        <draw:line draw:style-name="gr54" draw:text-style-name="P4" draw:layer="layout" svg:x1="11.24cm" svg:y1="10.339cm" svg:x2="10.217cm" svg:y2="8.054cm">
          <text:p/>
        </draw:line>
        <draw:line draw:style-name="gr54" draw:text-style-name="P4" draw:layer="layout" svg:x1="10.216cm" svg:y1="8.054cm" svg:x2="13.017cm" svg:y2="6.803cm">
          <text:p/>
        </draw:line>
        <draw:line draw:style-name="gr54" draw:text-style-name="P4" draw:layer="layout" svg:x1="13.018cm" svg:y1="6.803cm" svg:x2="11.239cm" svg:y2="10.339cm">
          <text:p/>
        </draw:line>
        <draw:polygon draw:style-name="gr6" draw:text-style-name="P4" draw:layer="layout" svg:width="0cm" svg:height="0cm" svg:x="7.995cm" svg:y="6.683cm" svg:viewBox="0 0 0 0" draw:points="0,0">
          <text:p/>
        </draw:polygon>
        <draw:path draw:style-name="gr6" draw:text-style-name="P4" draw:layer="layout" svg:width="0.46cm" svg:height="0.189cm" svg:x="7.689cm" svg:y="6.836cm" svg:viewBox="0 0 461 190" svg:d="M0 0c3 7 6 12 10 18 31 55 71 94 125 126s109 46 172 46c56 0 103-12 154-37">
          <text:p/>
        </draw:path>
        <draw:path draw:style-name="gr6" draw:text-style-name="P4" draw:layer="layout" svg:width="0.203cm" svg:height="0.452cm" svg:x="10.896cm" svg:y="10.026cm" svg:viewBox="0 0 204 453" svg:d="M204 0c-12 5-22 10-33 16-54 32-94 71-125 125s-46 109-46 172c0 50 10 93 30 140">
          <text:p/>
        </draw:path>
        <draw:path draw:style-name="gr6" draw:text-style-name="P4" draw:layer="layout" svg:width="0.203cm" svg:height="0.452cm" svg:x="10.356cm" svg:y="7.914cm" svg:viewBox="0 0 204 453" svg:d="M0 453c11-6 21-10 31-17 55-31 95-70 126-125s47-108 47-171c0-50-10-94-31-140">
          <text:p/>
        </draw:path>
        <draw:path draw:style-name="gr56" draw:text-style-name="P4" draw:layer="layout" svg:width="1.16cm" svg:height="2.4cm" svg:x="7.158cm" svg:y="5.654cm" svg:viewBox="0 0 1161 2401" svg:d="M1161 2401c0-564-128-1044-411-1532-203-352-432-617-750-869">
          <text:p/>
        </draw:path>
        <draw:path draw:style-name="gr6" draw:text-style-name="P4" draw:layer="layout" svg:width="1.424cm" svg:height="0.177cm" svg:x="10.552cm" svg:y="8.678cm" svg:viewBox="0 0 1425 178" svg:d="M1425 178c-244-124-475-178-747-178-246 0-453 44-678 144">
          <text:p/>
        </draw:path>
        <draw:frame draw:style-name="gr60" draw:text-style-name="P31" draw:layer="layout" svg:width="9.153cm" svg:height="5.163cm" svg:x="10.61cm" svg:y="1.169cm">
          <draw:text-box>
            <text:p><text:span text:style-name="T12">Der Winkel Omega zwischen zwei Seiten einer geraden <text:s/>Pyramide mit quadratischer Grundfläche; zeichnerisch ermittelt mit den bekannten Größen</text:span></text:p>
            <text:p><text:span text:style-name="T12">Höhe der Pyramide und Kantenlänge der Grundfläche.</text:span></text:p>
          </draw:text-box>
        </draw:frame>
        <draw:frame draw:style-name="gr61" draw:text-style-name="P32" draw:layer="layout" svg:width="1.167cm" svg:height="1.728cm" svg:x="10.56cm" svg:y="8.367cm">
          <draw:text-box>
            <text:p><text:span text:style-name="T13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iberation Sans3" svg:font-family="'Liberation Sans'" style:font-pitch="variable" style:font-charset="x-symbol"/>
    <style:font-face style:name="Lohit Devanagari3" svg:font-family="'Lohit Devanagari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WenQuanYi Zen Hei3" svg:font-family="'WenQuanYi Zen Hei'" style:font-pitch="variable" style:font-charset="x-symbol"/>
    <style:font-face style:name="Liberation Sans2" svg:font-family="'Liberation Sans'" style:font-family-generic="roman" style:font-pitch="variable" style:font-charset="x-symbol"/>
    <style:font-face style:name="Lohit Devanagari2" svg:font-family="'Lohit Devanagari'" style:font-family-generic="system" style:font-pitch="variable" style:font-charset="x-symbol"/>
    <style:font-face style:name="WenQuanYi Zen Hei2" svg:font-family="'WenQuanYi Zen Hei'" style:font-family-generic="system" style:font-pitch="variable" style:font-charset="x-symbol"/>
    <style:font-face style:name="Bitstream Vera Sans2" svg:font-family="'Bitstream Vera Sans', Arial" style:font-family-generic="swiss"/>
    <style:font-face style:name="Cantarell" svg:font-family="Cantarell" style:font-pitch="variable"/>
    <style:font-face style:name="HG Mincho Light J1" svg:font-family="'HG Mincho Light J', msmincho" style:font-pitch="variable"/>
    <style:font-face style:name="Liberation Sans4" svg:font-family="'Liberation Sans'" style:font-pitch="variable"/>
    <style:font-face style:name="PakType Naqsh" svg:font-family="'PakType Naqsh'" style:font-pitch="variable"/>
    <style:font-face style:name="TeXGyreAdventor" svg:font-family="TeXGyreAdventor" style:font-pitch="variable"/>
    <style:font-face style:name="Albany" svg:font-family="Albany, Arial" style:font-family-generic="roman" style:font-pitch="variable"/>
    <style:font-face style:name="Bitstream Vera Sans" svg:font-family="'Bitstream Vera Sans', 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1" svg:font-family="Albany, Arial" style:font-family-generic="swiss" style:font-pitch="variable"/>
    <style:font-face style:name="Bitstream Vera Sans1" svg:font-family="'Bitstream Vera Sans', 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Albany2" svg:font-family="Albany, Arial" style:font-family-generic="system" style:font-pitch="variable"/>
    <style:font-face style:name="Bitstream Vera Sans3" svg:font-family="'Bitstream Vera Sans', 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88cm" style:text-autospace="none"/>
      <style:text-properties style:font-name="Albany1" fo:font-family="Albany, Arial" style:font-family-generic="swiss" style:font-pitch="variable" fo:font-size="14pt" fo:language="en" fo:country="US" style:font-name-asian="HG Mincho Light J1" style:font-family-asian="'HG Mincho Light J', msmincho" style:font-pitch-asian="variable" style:language-asian="en" style:country-asian="US" style:font-name-complex="Albany1" style:font-family-complex="Albany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.093cm" fo:margin-bottom="0.093cm" style:text-autospace="none"/>
      <style:text-properties style:font-name="Bitstream Vera Sans2" fo:font-family="'Bitstream Vera Sans', Arial" style:font-family-generic="swiss" fo:font-size="10pt" fo:language="en" fo:country="US" style:font-name-asian="Bitstream Vera Sans2" style:font-family-asian="'Bitstream Vera Sans', Arial" style:font-family-generic-asian="swiss" style:language-asian="en" style:country-asian="US" style:font-name-complex="Bitstream Vera Sans2" style:font-family-complex="'Bitstream Vera Sans', Arial" style:font-family-generic-complex="swiss" style:font-size-complex="10pt"/>
    </style:style>
    <style:style style:name="heading_20_1" style:display-name="heading 1" style:family="graphic">
      <style:paragraph-properties fo:margin-top="0.746cm" fo:margin-bottom="0.28cm" style:text-autospace="none"/>
      <style:text-properties style:font-name="Bitstream Vera Sans2" fo:font-family="'Bitstream Vera Sans', Arial" style:font-family-generic="swiss" fo:font-size="18pt" fo:language="en" fo:country="US" fo:font-weight="bold" style:font-name-asian="Bitstream Vera Sans2" style:font-family-asian="'Bitstream Vera Sans', Arial" style:font-family-generic-asian="swiss" style:language-asian="en" style:country-asian="US" style:font-name-complex="Bitstream Vera Sans2" style:font-family-complex="'Bitstream Vera Sans', Arial" style:font-family-generic-complex="swiss" style:font-size-complex="18pt" style:font-weight-complex="bold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2.3cm" fo:page-height="12.5cm" style:print-orientation="landscape"/>
    </style:page-layout>
    <style:style style:name="Mdp1" style:family="drawing-page">
      <style:drawing-page-properties draw:background-size="border" draw:fill="non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M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Mgr3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Mgr4" style:family="graphic" style:parent-style-name="standard">
      <style:graphic-properties draw:fill="solid" draw:fill-color="#ffcc99" draw:textarea-horizontal-align="center" draw:textarea-vertical-align="middle"/>
    </style:style>
    <style:style style:name="Mgr5" style:family="graphic" style:parent-style-name="standard">
      <style:graphic-properties draw:textarea-horizontal-align="center" draw:textarea-vertical-align="middle"/>
    </style:style>
    <style:style style:name="Mgr6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Mgr7" style:family="graphic" style:parent-style-name="objectwithoutfill">
      <style:graphic-properties draw:fill="none" draw:textarea-horizontal-align="center" draw:textarea-vertical-align="middle"/>
    </style:style>
    <style:style style:name="Mgr8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Mgr9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Mgr10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M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557cm"/>
    </style:style>
    <style:style style:name="M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6.981cm"/>
    </style:style>
    <style:style style:name="MP1" style:family="paragraph">
      <loext:graphic-properties draw:fill="solid" draw:fill-color="#333333"/>
      <style:paragraph-properties fo:text-align="center"/>
    </style:style>
    <style:style style:name="MP2" style:family="paragraph">
      <loext:graphic-properties draw:fill="none"/>
    </style:style>
    <style:style style:name="MP3" style:family="paragraph">
      <loext:graphic-properties draw:fill="solid" draw:fill-color="#996633" draw:opacity="75%"/>
      <style:paragraph-properties fo:text-align="center"/>
    </style:style>
    <style:style style:name="MP4" style:family="paragraph">
      <loext:graphic-properties draw:fill="solid" draw:fill-color="#ffcc99"/>
      <style:paragraph-properties fo:text-align="center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ff6633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cc6633" draw:opacity="50%"/>
      <style:paragraph-properties fo:text-align="center"/>
    </style:style>
    <style:style style:name="MP9" style:family="paragraph">
      <loext:graphic-properties draw:fill="solid" draw:fill-color="#996633" draw:opacity="80%"/>
      <style:paragraph-properties fo:text-align="center"/>
    </style:style>
    <style:style style:name="MP10" style:family="paragraph">
      <loext:graphic-properties draw:fill="solid" draw:fill-color="#ffcc99" draw:opacity="50%"/>
      <style:paragraph-properties fo:text-align="center"/>
    </style:style>
    <style:style style:name="MP11" style:family="paragraph">
      <style:text-properties style:font-name="Cantarell"/>
    </style:style>
    <style:style style:name="MP12" style:family="paragraph">
      <loext:graphic-properties draw:fill="none" draw:fill-color="#ffffff"/>
      <style:text-properties style:font-name="Cantarell" fo:font-size="8pt" fo:font-weight="normal" style:letter-kerning="false" style:font-size-asian="8pt" style:font-weight-asian="normal" style:font-size-complex="8pt" style:font-weight-complex="normal"/>
    </style:style>
    <style:style style:name="MP13" style:family="paragraph">
      <loext:graphic-properties draw:fill="none" draw:fill-color="#ffffff"/>
      <style:text-properties fo:font-size="9pt" style:font-size-asian="9pt" style:font-size-complex="9pt"/>
    </style:style>
    <style:style style:name="MP14" style:family="paragraph">
      <style:text-properties style:font-name="Cantarell" fo:font-size="8pt"/>
    </style:style>
    <style:style style:name="MP15" style:family="paragraph">
      <style:text-properties fo:font-size="9pt"/>
    </style:style>
    <style:style style:name="MT1" style:family="text">
      <style:text-properties style:font-name="Cantarell" fo:font-size="8pt" fo:font-weight="normal" style:letter-kerning="false" style:font-size-asian="8pt" style:font-weight-asian="normal" style:font-size-complex="8pt" style:font-weight-complex="normal"/>
    </style:style>
    <style:style style:name="MT2" style:family="text">
      <style:text-properties style:font-name="Cantarell" fo:font-size="10pt" style:font-size-asian="10pt" style:font-size-complex="10pt"/>
    </style:style>
    <style:style style:name="MT3" style:family="text">
      <style:text-properties style:font-name="Cantarell" fo:font-size="9pt" style:font-size-asian="9pt" style:font-size-complex="9pt"/>
    </style:style>
    <style:style style:name="MT4" style:family="text">
      <style:text-properties style:font-name="Cantarell" fo:font-size="6pt" style:font-size-asian="6pt" style:font-size-complex="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Default" style:page-layout-name="PM0" draw:style-name="Mdp1">
      <draw:polygon draw:style-name="Mgr1" draw:text-style-name="MP1" draw:layer="backgroundobjects" svg:width="4.298cm" svg:height="4.313cm" svg:x="18.092cm" svg:y="-0.028cm" svg:viewBox="0 0 4299 4314" draw:points="0,0 4299,0 4299,4314">
        <text:p/>
      </draw:polygon>
      <draw:polygon draw:style-name="Mgr2" draw:text-style-name="MP2" draw:layer="backgroundobjects" svg:width="0cm" svg:height="0cm" svg:x="21.324cm" svg:y="1.521cm" svg:viewBox="0 0 0 0" draw:points="0,0">
        <text:p/>
      </draw:polygon>
      <draw:polygon draw:style-name="Mgr3" draw:text-style-name="MP3" draw:layer="backgroundobjects" svg:width="1.536cm" svg:height="1.602cm" svg:x="19.858cm" svg:y="0.124cm" svg:viewBox="0 0 1537 1603" draw:points="1537,1429 0,1603 1144,0">
        <text:p/>
      </draw:polygon>
      <draw:polygon draw:style-name="Mgr4" draw:text-style-name="MP4" draw:layer="backgroundobjects" svg:width="2.441cm" svg:height="0.729cm" svg:x="19.858cm" svg:y="1.552cm" svg:viewBox="0 0 2442 730" draw:points="0,175 575,730 2442,436 1537,0">
        <text:p/>
      </draw:polygon>
      <draw:line draw:style-name="Mgr5" draw:text-style-name="MP5" draw:layer="backgroundobjects" svg:x1="19.858cm" svg:y1="1.728cm" svg:x2="22.3cm" svg:y2="1.991cm">
        <text:p/>
      </draw:line>
      <draw:polygon draw:style-name="Mgr6" draw:text-style-name="MP6" draw:layer="backgroundobjects" svg:width="0.8cm" svg:height="1.036cm" svg:x="20.201cm" svg:y="1.247cm" svg:viewBox="0 0 801 1037" draw:points="232,1037 0,0 801,604">
        <text:p/>
      </draw:polygon>
      <draw:polygon draw:style-name="Mgr7" draw:text-style-name="MP7" draw:layer="backgroundobjects" svg:width="1.061cm" svg:height="1.098cm" draw:transform="skewX (0.00104719755119655) rotate (1.79245314179818) translate (20.432252956428cm 2.28243979892574cm)" svg:viewBox="0 0 1062 1099" draw:points="1062,2 502,1099 0,0">
        <text:p/>
      </draw:polygon>
      <draw:polygon draw:style-name="Mgr8" draw:text-style-name="MP8" draw:layer="backgroundobjects" svg:width="1.143cm" svg:height="2.158cm" svg:x="19.858cm" svg:y="0.124cm" svg:viewBox="0 0 1144 2159" draw:points="575,2159 0,1603 1144,0">
        <text:p/>
      </draw:polygon>
      <draw:polygon draw:style-name="Mgr9" draw:text-style-name="MP9" draw:layer="backgroundobjects" svg:width="1.297cm" svg:height="1.865cm" svg:x="21.002cm" svg:y="0.124cm" svg:viewBox="0 0 1298 1866" draw:points="1298,1866 389,1429 0,0">
        <text:p/>
      </draw:polygon>
      <draw:polygon draw:style-name="Mgr10" draw:text-style-name="MP10" draw:layer="backgroundobjects" svg:width="1.866cm" svg:height="2.158cm" svg:x="20.433cm" svg:y="0.124cm" svg:viewBox="0 0 1867 2159" draw:points="1867,1866 0,2159 569,0">
        <text:p/>
      </draw:polygon>
      <draw:line draw:style-name="Mgr5" draw:text-style-name="MP5" draw:layer="backgroundobjects" svg:x1="21.002cm" svg:y1="1.85cm" svg:x2="21.002cm" svg:y2="0.124cm">
        <text:p/>
      </draw:line>
      <draw:path draw:style-name="Mgr7" draw:text-style-name="MP7" draw:layer="backgroundobjects" svg:width="0.139cm" svg:height="0.05cm" draw:transform="skewX (-0.0130899693899575) rotate (0.233350520991642) translate (20.2365471209972cm 1.40793954605109cm)" svg:viewBox="0 0 140 51" svg:d="M0 46c103 24 140-46 140-46">
        <text:p/>
      </draw:path>
      <draw:frame draw:style-name="Mgr11" draw:text-style-name="MP12" draw:layer="backgroundobjects" svg:width="1.057cm" svg:height="0.637cm" svg:x="21.42cm" svg:y="11.979cm">
        <draw:text-box>
          <text:p text:style-name="MP11"><text:span text:style-name="MT1">V. 2</text:span></text:p>
        </draw:text-box>
      </draw:frame>
      <draw:frame draw:style-name="Mgr12" draw:text-style-name="MP13" draw:layer="backgroundobjects" svg:width="20.228cm" svg:height="0.726cm" svg:x="0.025cm" svg:y="11.888cm">
        <draw:text-box>
          <text:p><text:span text:style-name="MT2">Winkel am Grat einer</text:span><text:span text:style-name="MT3"> </text:span><text:span text:style-name="MT4">geraden</text:span><text:span text:style-name="MT3"> </text:span><text:span text:style-name="MT2">Pyramide</text:span><text:span text:style-name="MT3"> </text:span><text:span text:style-name="MT4">mit quadratischem Grundriss,</text:span><text:span text:style-name="MT3"> </text:span><text:span text:style-name="MT4">zeichnerisch ermittelt Norbert Reschke,</text:span><text:span text:style-name="MT2"> </text:span><text:span text:style-name="MT4">Dez. 97; Aug. 10; Jan. 11; Aug. 15</text:span><text:span text:style-name="MT3">, </text:span><text:span text:style-name="MT4">zuletzt geändert am </text:span><text:span text:style-name="MT4"><text:date style:data-style-name="D1" text:date-value="2015-07-16">16.07.15</text:date></text:span></text:p>
        </draw:text-box>
      </draw:frame>
    </style:master-page>
    <style:master-page style:name="Default_5f_" style:display-name="Default_" style:page-layout-name="PM0" draw:style-name="Mdp1">
      <draw:polygon draw:style-name="Mgr1" draw:text-style-name="MP1" draw:layer="backgroundobjects" svg:width="4.298cm" svg:height="4.313cm" svg:x="18.092cm" svg:y="-0.028cm" svg:viewBox="0 0 4299 4314" draw:points="0,0 4299,0 4299,4314">
        <text:p/>
      </draw:polygon>
      <draw:polygon draw:style-name="Mgr2" draw:text-style-name="MP2" draw:layer="backgroundobjects" svg:width="0cm" svg:height="0cm" svg:x="21.324cm" svg:y="1.521cm" svg:viewBox="0 0 0 0" draw:points="0,0">
        <text:p/>
      </draw:polygon>
      <draw:polygon draw:style-name="Mgr3" draw:text-style-name="MP3" draw:layer="backgroundobjects" svg:width="1.536cm" svg:height="1.602cm" svg:x="19.858cm" svg:y="0.124cm" svg:viewBox="0 0 1537 1603" draw:points="1537,1429 0,1603 1144,0">
        <text:p/>
      </draw:polygon>
      <draw:polygon draw:style-name="Mgr4" draw:text-style-name="MP4" draw:layer="backgroundobjects" svg:width="2.441cm" svg:height="0.729cm" svg:x="19.858cm" svg:y="1.552cm" svg:viewBox="0 0 2442 730" draw:points="0,175 575,730 2442,436 1537,0">
        <text:p/>
      </draw:polygon>
      <draw:line draw:style-name="Mgr5" draw:text-style-name="MP5" draw:layer="backgroundobjects" svg:x1="19.858cm" svg:y1="1.728cm" svg:x2="22.3cm" svg:y2="1.991cm">
        <text:p/>
      </draw:line>
      <draw:polygon draw:style-name="Mgr6" draw:text-style-name="MP6" draw:layer="backgroundobjects" svg:width="0.8cm" svg:height="1.036cm" svg:x="20.201cm" svg:y="1.247cm" svg:viewBox="0 0 801 1037" draw:points="232,1037 0,0 801,604">
        <text:p/>
      </draw:polygon>
      <draw:polygon draw:style-name="Mgr7" draw:text-style-name="MP7" draw:layer="backgroundobjects" svg:width="1.061cm" svg:height="1.098cm" draw:transform="skewX (0.00104719755119655) rotate (1.79245314179818) translate (20.432252956428cm 2.28243979892574cm)" svg:viewBox="0 0 1062 1099" draw:points="1062,2 502,1099 0,0">
        <text:p/>
      </draw:polygon>
      <draw:polygon draw:style-name="Mgr8" draw:text-style-name="MP8" draw:layer="backgroundobjects" svg:width="1.143cm" svg:height="2.158cm" svg:x="19.858cm" svg:y="0.124cm" svg:viewBox="0 0 1144 2159" draw:points="575,2159 0,1603 1144,0">
        <text:p/>
      </draw:polygon>
      <draw:polygon draw:style-name="Mgr9" draw:text-style-name="MP9" draw:layer="backgroundobjects" svg:width="1.297cm" svg:height="1.865cm" svg:x="21.002cm" svg:y="0.124cm" svg:viewBox="0 0 1298 1866" draw:points="1298,1866 389,1429 0,0">
        <text:p/>
      </draw:polygon>
      <draw:polygon draw:style-name="Mgr10" draw:text-style-name="MP10" draw:layer="backgroundobjects" svg:width="1.866cm" svg:height="2.158cm" svg:x="20.433cm" svg:y="0.124cm" svg:viewBox="0 0 1867 2159" draw:points="1867,1866 0,2159 569,0">
        <text:p/>
      </draw:polygon>
      <draw:line draw:style-name="Mgr5" draw:text-style-name="MP5" draw:layer="backgroundobjects" svg:x1="21.002cm" svg:y1="1.85cm" svg:x2="21.002cm" svg:y2="0.124cm">
        <text:p/>
      </draw:line>
      <draw:path draw:style-name="Mgr7" draw:text-style-name="MP7" draw:layer="backgroundobjects" svg:width="0.139cm" svg:height="0.05cm" draw:transform="skewX (-0.0130899693899575) rotate (0.233350520991642) translate (20.2365471209972cm 1.40793954605109cm)" svg:viewBox="0 0 140 51" svg:d="M0 46c103 24 140-46 140-46">
        <text:p/>
      </draw:path>
      <draw:frame draw:style-name="Mgr11" draw:text-style-name="MP12" draw:layer="backgroundobjects" svg:width="1.057cm" svg:height="0.637cm" svg:x="21.42cm" svg:y="11.979cm">
        <draw:text-box>
          <text:p text:style-name="MP14"><text:span text:style-name="MT1">V. 2</text:span></text:p>
        </draw:text-box>
      </draw:frame>
      <draw:frame draw:style-name="Mgr12" draw:text-style-name="MP13" draw:layer="backgroundobjects" svg:width="20.228cm" svg:height="0.726cm" svg:x="0.025cm" svg:y="11.888cm">
        <draw:text-box>
          <text:p text:style-name="MP15"><text:span text:style-name="MT2">Winkel am Grat einer</text:span><text:span text:style-name="MT3"> </text:span><text:span text:style-name="MT4">geraden</text:span><text:span text:style-name="MT3"> </text:span><text:span text:style-name="MT2">Pyramide</text:span><text:span text:style-name="MT3"> </text:span><text:span text:style-name="MT4">mit quadratischem Grundriss,</text:span><text:span text:style-name="MT3"> </text:span><text:span text:style-name="MT4">zeichnerisch ermittelt Norbert Reschke,</text:span><text:span text:style-name="MT2"> </text:span><text:span text:style-name="MT4">Dez. 97; Aug. 10; Jan. 11; Aug. 15</text:span><text:span text:style-name="MT3">, </text:span><text:span text:style-name="MT4">zuletzt geändert am </text:span><text:span text:style-name="MT4"><text:date style:data-style-name="D1" text:date-value="2015-07-16">16.07.15</text:dat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6T02:14:16.280942408</dc:date>
    <meta:generator>LibreOffice/4.4.4.3$Linux_X86_64 LibreOffice_project/40m0$Build-3</meta:generator>
    <meta:editing-duration>PT11H55M29S</meta:editing-duration>
    <meta:editing-cycles>34</meta:editing-cycles>
    <dc:creator>Norbert Reschke</dc:creator>
    <meta:document-statistic meta:object-count="859"/>
  </office:meta>
</office:document-meta>
</file>